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Noto Sans Symbols" svg:font-family="'Noto Sans Symbols'" style:font-family-generic="swiss"/>
    <style:font-face style:name="Arial1" svg:font-family="Arial"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Liberation Serif1" svg:font-family="'Liberation Serif'"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701in" fo:margin-left="-0.0813in" fo:margin-top="0in" fo:margin-bottom="0in" table:align="left"/>
    </style:style>
    <style:style style:name="Table1.A" style:family="table-column">
      <style:table-column-properties style:column-width="3.1347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2" style:family="table">
      <style:table-properties style:width="6.2292in" fo:margin-left="0.0083in" fo:margin-top="0in" fo:margin-bottom="0in" table:align="left"/>
    </style:style>
    <style:style style:name="Table2.A" style:family="table-column">
      <style:table-column-properties style:column-width="1.2285in"/>
    </style:style>
    <style:style style:name="Table2.B" style:family="table-column">
      <style:table-column-properties style:column-width="1.2507in"/>
    </style:style>
    <style:style style:name="Table2.C" style:family="table-column">
      <style:table-column-properties style:column-width="1.25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Table3" style:family="table">
      <style:table-properties style:width="6.2292in" fo:margin-left="0.0083in" fo:margin-top="0in" fo:margin-bottom="0in" table:align="left"/>
    </style:style>
    <style:style style:name="Table3.A" style:family="table-column">
      <style:table-column-properties style:column-width="1.2285in"/>
    </style:style>
    <style:style style:name="Table3.B" style:family="table-column">
      <style:table-column-properties style:column-width="1.2507in"/>
    </style:style>
    <style:style style:name="Table3.C" style:family="table-column">
      <style:table-column-properties style:column-width="1.25in"/>
    </style:style>
    <style:style style:name="Table3.1" style:family="table-row">
      <style:table-row-properties fo:keep-together="auto"/>
    </style:style>
    <style:style style:name="Table3.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fo:orphans="0" fo:widows="0"/>
    </style:style>
    <style:style style:name="P4" style:family="paragraph" style:parent-style-name="Standard">
      <style:paragraph-properties fo:margin-top="0in" fo:margin-bottom="0in" loext:contextual-spacing="false" fo:line-height="100%"/>
      <style:text-properties style:font-name="Liberation Serif" fo:font-size="12pt" style:font-name-asian="Liberation Serif1" style:font-size-asian="12pt" style:font-name-complex="Liberation Serif1" style:font-size-complex="12pt"/>
    </style:style>
    <style:style style:name="P5" style:family="paragraph" style:parent-style-name="Standard">
      <style:paragraph-properties fo:margin-top="0in" fo:margin-bottom="0in" loext:contextual-spacing="false" fo:line-height="100%"/>
      <style:text-properties style:font-name="Liberation Serif" fo:font-size="12pt" fo:font-weight="bold" style:font-name-asian="Liberation Serif1" style:font-size-asian="12pt" style:font-weight-asian="bold" style:font-name-complex="Liberation Serif1" style:font-size-complex="12pt"/>
    </style:style>
    <style:style style:name="P6" style:family="paragraph" style:parent-style-name="Standard">
      <style:paragraph-properties fo:margin-top="0in" fo:margin-bottom="0in" loext:contextual-spacing="false" fo:line-height="100%"/>
      <style:text-properties style:font-name="Times New Roman" fo:font-size="12pt" style:font-name-asian="Times New Roman1" style:font-size-asian="12pt" style:font-name-complex="Times New Roman1" style:font-size-complex="12pt"/>
    </style:style>
    <style:style style:name="P7" style:family="paragraph" style:parent-style-name="Standard" style:master-page-name="Standard">
      <style:paragraph-properties fo:margin-top="0in" fo:margin-bottom="0in" loext:contextual-spacing="false" fo:line-height="100%" style:page-number="1"/>
    </style:style>
    <style:style style:name="P8" style:family="paragraph" style:parent-style-name="Standard" style:list-style-name="WWNum2">
      <style:paragraph-properties fo:margin-left="0.5in" fo:margin-right="0in" fo:margin-top="0in" fo:margin-bottom="0in" loext:contextual-spacing="true" fo:line-height="100%" fo:text-indent="-0.25in" style:auto-text-indent="false"/>
    </style:style>
    <style:style style:name="P9" style:family="paragraph" style:parent-style-name="Standard" style:list-style-name="WWNum3">
      <style:paragraph-properties fo:margin-left="0.5in" fo:margin-right="0in" fo:margin-top="0in" fo:margin-bottom="0in" loext:contextual-spacing="true" fo:line-height="100%" fo:text-indent="-0.25in" style:auto-text-indent="false"/>
    </style:style>
    <style:style style:name="P10" style:family="paragraph" style:parent-style-name="Standard" style:list-style-name="WWNum8">
      <style:paragraph-properties fo:margin-left="0.5in" fo:margin-right="0in" fo:margin-top="0in" fo:margin-bottom="0in" loext:contextual-spacing="true" fo:line-height="100%" fo:text-indent="-0.25in" style:auto-text-indent="false"/>
    </style:style>
    <style:style style:name="P11" style:family="paragraph" style:parent-style-name="Standard" style:list-style-name="WWNum4">
      <style:paragraph-properties fo:margin-left="0.5in" fo:margin-right="0in" fo:margin-top="0in" fo:margin-bottom="0in" loext:contextual-spacing="true" fo:line-height="100%" fo:text-indent="-0.25in" style:auto-text-indent="false"/>
    </style:style>
    <style:style style:name="P12" style:family="paragraph" style:parent-style-name="Standard" style:list-style-name="WWNum11">
      <style:paragraph-properties fo:margin-left="0.5in" fo:margin-right="0in" fo:margin-top="0in" fo:margin-bottom="0in" loext:contextual-spacing="true" fo:line-height="100%" fo:text-indent="-0.25in" style:auto-text-indent="false"/>
    </style:style>
    <style:style style:name="P13" style:family="paragraph" style:parent-style-name="Standard" style:list-style-name="WWNum6">
      <style:paragraph-properties fo:margin-left="0.5in" fo:margin-right="0in" fo:margin-top="0in" fo:margin-bottom="0in" loext:contextual-spacing="true" fo:line-height="100%" fo:text-indent="-0.25in" style:auto-text-indent="false"/>
    </style:style>
    <style:style style:name="P14" style:family="paragraph" style:parent-style-name="Standard" style:list-style-name="WWNum9">
      <style:paragraph-properties fo:margin-left="0.5in" fo:margin-right="0in" fo:margin-top="0in" fo:margin-bottom="0in" loext:contextual-spacing="true" fo:line-height="100%" fo:text-indent="-0.25in" style:auto-text-indent="false"/>
    </style:style>
    <style:style style:name="P15" style:family="paragraph" style:parent-style-name="Standard" style:list-style-name="WWNum10">
      <style:paragraph-properties fo:margin-left="0.5in" fo:margin-right="0in" fo:margin-top="0in" fo:margin-bottom="0in" loext:contextual-spacing="true" fo:line-height="100%" fo:text-indent="-0.25in" style:auto-text-indent="false"/>
    </style:style>
    <style:style style:name="P16" style:family="paragraph" style:parent-style-name="Standard" style:list-style-name="WWNum12">
      <style:paragraph-properties fo:margin-left="0.5in" fo:margin-right="0in" fo:margin-top="0in" fo:margin-bottom="0in" loext:contextual-spacing="true" fo:line-height="100%" fo:text-indent="-0.25in" style:auto-text-indent="false"/>
    </style:style>
    <style:style style:name="P17" style:family="paragraph" style:parent-style-name="Standard" style:list-style-name="WWNum5">
      <style:paragraph-properties fo:margin-left="0.5in" fo:margin-right="0in" fo:margin-top="0in" fo:margin-bottom="0in" loext:contextual-spacing="true" fo:text-indent="-0.25in" style:auto-text-indent="false"/>
    </style:style>
    <style:style style:name="P18" style:family="paragraph" style:parent-style-name="Standard" style:list-style-name="WWNum7">
      <style:paragraph-properties fo:margin-left="0.5in" fo:margin-right="0in" fo:line-height="100%" fo:text-indent="-0.25in" style:auto-text-indent="false"/>
    </style:style>
    <style:style style:name="P19" style:family="paragraph" style:parent-style-name="Standard">
      <style:paragraph-properties fo:margin-left="0.25in" fo:margin-right="0in" fo:margin-top="0in" fo:margin-bottom="0in" loext:contextual-spacing="false" fo:line-height="100%" fo:text-indent="0in" style:auto-text-indent="false"/>
      <style:text-properties style:font-name="Liberation Serif" fo:font-size="12pt" fo:font-weight="bold" style:font-name-asian="Liberation Serif1" style:font-size-asian="12pt" style:font-weight-asian="bold" style:font-name-complex="Liberation Serif1" style:font-size-complex="12pt"/>
    </style:style>
    <style:style style:name="P20" style:family="paragraph" style:parent-style-name="Standard" style:list-style-name="WWNum1">
      <style:paragraph-properties fo:margin-left="1in" fo:margin-right="0in" fo:margin-top="0in" fo:margin-bottom="0in" loext:contextual-spacing="true" fo:line-height="100%" fo:text-indent="-0.25in" style:auto-text-indent="false"/>
    </style:style>
    <style:style style:name="P21" style:family="paragraph" style:parent-style-name="Standard" style:list-style-name="WWNum12">
      <style:paragraph-properties fo:margin-left="1in" fo:margin-right="0in" fo:margin-top="0in" fo:margin-bottom="0in" loext:contextual-spacing="true" fo:line-height="100%" fo:text-indent="-0.25in" style:auto-text-indent="false"/>
    </style:style>
    <style:style style:name="P22" style:family="paragraph" style:parent-style-name="Standard" style:list-style-name="WWNum5">
      <style:paragraph-properties fo:margin-left="1in" fo:margin-right="0in" fo:margin-top="0in" fo:margin-bottom="0in" loext:contextual-spacing="true" fo:text-indent="-0.25in" style:auto-text-indent="false"/>
    </style:style>
    <style:style style:name="P23" style:family="paragraph" style:parent-style-name="Standard" style:list-style-name="WWNum1">
      <style:paragraph-properties fo:margin-left="1in" fo:margin-right="0in" fo:margin-top="0in" fo:margin-bottom="0.111in" loext:contextual-spacing="true" fo:line-height="100%" fo:text-indent="-0.25in" style:auto-text-indent="false"/>
    </style:style>
    <style:style style:name="P24" style:family="paragraph" style:parent-style-name="Standard">
      <style:paragraph-properties fo:margin-left="0.5in" fo:margin-right="0in" fo:margin-top="0in" fo:margin-bottom="0in" loext:contextual-spacing="false" fo:text-indent="0in" style:auto-text-indent="false"/>
    </style:style>
    <style:style style:name="P25" style:family="paragraph" style:parent-style-name="Standard">
      <style:paragraph-properties fo:margin-left="0.5in" fo:margin-right="0in" fo:margin-top="0in" fo:margin-bottom="0in" loext:contextual-spacing="false" fo:line-height="100%" fo:text-indent="0in" style:auto-text-indent="false"/>
    </style:style>
    <style:style style:name="P26" style:family="paragraph" style:parent-style-name="Standard">
      <style:paragraph-properties fo:margin-left="0.5in" fo:margin-right="0in" fo:margin-top="0in" fo:margin-bottom="0in" loext:contextual-spacing="false" fo:text-indent="0in" style:auto-text-indent="false"/>
      <style:text-properties fo:font-weight="bold" style:font-weight-asian="bold"/>
    </style:style>
    <style:style style:name="P27" style:family="paragraph">
      <style:paragraph-properties fo:margin-top="0in" fo:margin-bottom="0in" fo:line-height="100%" fo:text-align="start"/>
    </style:style>
    <style:style style:name="P28" style:family="paragraph">
      <loext:graphic-properties draw:fill="solid" draw:fill-color="#cfe2f3"/>
      <style:paragraph-properties fo:margin-top="0in" fo:margin-bottom="0in" fo:line-height="100%" fo:text-align="start"/>
    </style:style>
    <style:style style:name="P29" style:family="paragraph">
      <loext:graphic-properties draw:fill="none"/>
      <style:paragraph-properties fo:text-align="start"/>
    </style:style>
    <style:style style:name="T1" style:family="text">
      <style:text-properties style:font-name="Liberation Serif" fo:font-size="12pt" style:font-name-asian="Liberation Serif1" style:font-size-asian="12pt" style:font-name-complex="Liberation Serif1" style:font-size-complex="12pt"/>
    </style:style>
    <style:style style:name="T2" style:family="text">
      <style:text-properties style:font-name="Liberation Serif" fo:font-size="12pt" fo:font-weight="bold" style:font-name-asian="Liberation Serif1" style:font-size-asian="12pt" style:font-weight-asian="bold" style:font-name-complex="Liberation Serif1" style:font-size-complex="12pt"/>
    </style:style>
    <style:style style:name="T3" style:family="text">
      <style:text-properties style:font-name="Liberation Serif" fo:font-size="12pt" style:text-underline-style="none" fo:font-weight="bold" style:font-name-asian="Liberation Serif1" style:font-size-asian="12pt" style:font-weight-asian="bold" style:font-name-complex="Liberation Serif1" style:font-size-complex="12pt"/>
    </style:style>
    <style:style style:name="T4" style:family="text">
      <style:text-properties style:font-name="Liberation Serif" fo:font-size="12pt" style:text-underline-style="none" style:font-name-asian="Liberation Serif1" style:font-size-asian="12pt" style:font-name-complex="Liberation Serif1" style:font-size-complex="12pt"/>
    </style:style>
    <style:style style:name="T5" style:family="text">
      <style:text-properties fo:color="#000080" style:font-name="Liberation Serif" fo:font-size="12pt" style:text-underline-style="solid" style:text-underline-width="auto" style:text-underline-color="font-color" style:font-name-asian="Liberation Serif1" style:font-size-asian="12pt" style:font-name-complex="Liberation Serif1" style:font-size-complex="12pt"/>
    </style:style>
    <style:style style:name="T6" style:family="text">
      <style:text-properties fo:color="#000080"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7" style:family="text">
      <style:text-properties fo:font-size="12pt" style:font-size-asian="12pt" style:font-size-complex="12pt"/>
    </style:style>
    <style:style style:name="T8" style:family="text">
      <style:text-properties fo:color="#1155cc" style:font-name="Liberation Serif" fo:font-size="12pt" style:text-underline-style="solid" style:text-underline-width="auto" style:text-underline-color="font-color" style:font-name-asian="Liberation Serif1" style:font-size-asian="12pt" style:font-name-complex="Liberation Serif1" style:font-size-complex="12pt"/>
    </style:style>
    <style:style style:name="T9" style:family="text">
      <style:text-properties style:font-name="Times New Roman" fo:font-size="12pt" style:font-name-asian="Times New Roman1" style:font-size-asian="12pt" style:font-name-complex="Times New Roman1" style:font-size-complex="12pt"/>
    </style:style>
    <style:style style:name="T10" style:family="text">
      <style:text-properties fo:font-weight="bold" style:font-weight-asian="bold"/>
    </style:style>
    <style:style style:name="T11" style:family="text">
      <style:text-properties style:text-underline-style="none"/>
    </style:style>
    <style:style style:name="T12"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solid" draw:fill-color="#cfe2f3" draw:textarea-vertical-align="middle" draw:auto-grow-height="false" draw:fit-to-size="false" fo:min-height="0.5673in" fo:min-width="1.5646in" fo:padding-top="0.1in" fo:padding-bottom="0.1in" fo:padding-left="0.1in" fo:padding-right="0.1in" fo:wrap-option="wrap" style:run-through="foreground"/>
    </style:style>
    <style:style style:name="gr3" style:family="graphic">
      <style:graphic-properties draw:stroke="solid" svg:stroke-width="0.0102in" svg:stroke-color="#000000" draw:stroke-linejoin="round" draw:fill="none" draw:textarea-vertical-align="middle" draw:auto-grow-height="false" draw:fit-to-size="false" fo:min-height="0in" fo:min-width="0.302in" fo:padding-top="0.1in" fo:padding-bottom="0.1in" fo:padding-left="0.1in" fo:padding-right="0.1in" fo:wrap-option="wrap" style:run-through="foreground"/>
    </style:style>
    <style:style style:name="gr4" style:family="graphic">
      <style:graphic-properties draw:stroke="solid" svg:stroke-width="0.0102in" svg:stroke-color="#000000" draw:stroke-linejoin="round" draw:fill="solid" draw:fill-color="#cfe2f3" draw:textarea-vertical-align="middle" draw:auto-grow-height="false" draw:fit-to-size="false" fo:min-height="0.5291in" fo:min-width="1.3661in" fo:padding-top="0.1in" fo:padding-bottom="0.1in" fo:padding-left="0.1in" fo:padding-right="0.1in" fo:wrap-option="wrap" style:run-through="foreground"/>
    </style:style>
    <style:style style:name="gr5" style:family="graphic">
      <style:graphic-properties draw:stroke="solid" svg:stroke-width="0.0102in" svg:stroke-color="#000000" draw:stroke-linejoin="round" draw:fill="none" draw:textarea-vertical-align="middle" draw:auto-grow-height="false" draw:fit-to-size="false" fo:min-height="2.8118in" fo:min-width="0in" fo:padding-top="0.1in" fo:padding-bottom="0.1in" fo:padding-left="0.1in" fo:padding-right="0.1in" fo:wrap-option="wrap" style:run-through="foreground"/>
    </style:style>
    <style:style style:name="gr6" style:family="graphic">
      <style:graphic-properties draw:stroke="solid" svg:stroke-width="0.0102in" svg:stroke-color="#000000" draw:stroke-linejoin="round" draw:fill="none" draw:textarea-vertical-align="middle" draw:auto-grow-height="false" draw:fit-to-size="false" fo:min-height="0in" fo:min-width="0.4445in" fo:padding-top="0.1in" fo:padding-bottom="0.1in" fo:padding-left="0.1in" fo:padding-right="0.1in" fo:wrap-option="wrap" style:run-through="foreground"/>
    </style:style>
    <style:style style:name="gr7" style:family="graphic">
      <style:graphic-properties draw:stroke="solid" svg:stroke-width="0.0102in" svg:stroke-color="#000000" draw:stroke-linejoin="round" draw:fill="solid" draw:fill-color="#cfe2f3" draw:textarea-vertical-align="middle" draw:auto-grow-height="false" draw:fit-to-size="false" fo:min-height="0.222in" fo:min-width="1.5272in" fo:padding-top="0.1in" fo:padding-bottom="0.1in" fo:padding-left="0.1in" fo:padding-right="0.1in" fo:wrap-option="wrap" style:run-through="foreground"/>
    </style:style>
    <style:style style:name="gr8" style:family="graphic">
      <style:graphic-properties draw:stroke="solid" svg:stroke-width="0.0102in" svg:stroke-color="#000000" draw:stroke-linejoin="round" draw:fill="none" draw:textarea-vertical-align="middle" draw:auto-grow-height="false" draw:fit-to-size="false" fo:min-height="0in" fo:min-width="0.4728in" fo:padding-top="0.1in" fo:padding-bottom="0.1in" fo:padding-left="0.1in" fo:padding-right="0.1in" fo:wrap-option="wrap" style:run-through="foreground"/>
    </style:style>
    <style:style style:name="gr9" style:family="graphic">
      <style:graphic-properties draw:stroke="solid" svg:stroke-width="0.0102in" svg:stroke-color="#000000" draw:stroke-linejoin="round" draw:fill="solid" draw:fill-color="#cfe2f3" draw:textarea-vertical-align="middle" draw:auto-grow-height="false" draw:fit-to-size="false" fo:min-height="0.472in" fo:min-width="1.3283in" fo:padding-top="0.1in" fo:padding-bottom="0.1in" fo:padding-left="0.1in" fo:padding-right="0.1in" fo:wrap-option="wrap" style:run-through="foreground"/>
    </style:style>
    <style:style style:name="gr10" style:family="graphic">
      <style:graphic-properties draw:stroke="solid" svg:stroke-width="0.0102in" svg:stroke-color="#000000" draw:stroke-linejoin="round" draw:fill="none" draw:textarea-vertical-align="middle" draw:auto-grow-height="false" draw:fit-to-size="false" fo:min-height="0.4417in" fo:min-width="0in" fo:padding-top="0.1in" fo:padding-bottom="0.1in" fo:padding-left="0.1in" fo:padding-right="0.1in" fo:wrap-option="wrap" style:run-through="foreground"/>
    </style:style>
    <style:style style:name="gr11" style:family="graphic">
      <style:graphic-properties draw:stroke="solid" svg:stroke-width="0.0102in" svg:stroke-color="#000000" draw:stroke-linejoin="round" draw:fill="none" draw:textarea-vertical-align="middle" draw:auto-grow-height="false" draw:fit-to-size="false" fo:min-height="0in" fo:min-width="0.5102in" fo:padding-top="0.1in" fo:padding-bottom="0.1in" fo:padding-left="0.1in" fo:padding-right="0.1in" fo:wrap-option="wrap" style:run-through="foreground"/>
    </style:style>
    <style:style style:name="gr12" style:family="graphic">
      <style:graphic-properties draw:stroke="solid" svg:stroke-width="0.0102in" svg:stroke-color="#000000" draw:stroke-linejoin="round" draw:fill="solid" draw:fill-color="#cfe2f3" draw:textarea-vertical-align="middle" draw:auto-grow-height="false" draw:fit-to-size="false" fo:min-height="0.3563in" fo:min-width="1.5272in" fo:padding-top="0.1in" fo:padding-bottom="0.1in" fo:padding-left="0.1in" fo:padding-right="0.1in" fo:wrap-option="wrap" style:run-through="foreground"/>
    </style:style>
    <style:style style:name="gr13" style:family="graphic">
      <style:graphic-properties draw:stroke="solid" svg:stroke-width="0.0102in" svg:stroke-color="#000000" draw:stroke-linejoin="round" draw:fill="none" draw:textarea-vertical-align="middle" draw:auto-grow-height="false" draw:fit-to-size="false" fo:min-height="0.6146in" fo:min-width="0in" fo:padding-top="0.1in" fo:padding-bottom="0.1in" fo:padding-left="0.1in" fo:padding-right="0.1in" fo:wrap-option="wrap" style:run-through="foreground"/>
    </style:style>
    <style:style style:name="gr14" style:family="graphic">
      <style:graphic-properties draw:stroke="solid" svg:stroke-width="0.0102in" svg:stroke-color="#000000" draw:stroke-linejoin="round" draw:fill="none" draw:textarea-vertical-align="middle" draw:auto-grow-height="false" draw:fit-to-size="false" fo:min-height="0in" fo:min-width="0.6055in" fo:padding-top="0.1in" fo:padding-bottom="0.1in" fo:padding-left="0.1in" fo:padding-right="0.1in" fo:wrap-option="wrap" style:run-through="foreground"/>
    </style:style>
    <style:style style:name="gr15" style:family="graphic">
      <style:graphic-properties draw:stroke="solid" svg:stroke-width="0.0102in" svg:stroke-color="#000000" draw:stroke-linejoin="round" draw:fill="solid" draw:fill-color="#cfe2f3" draw:textarea-vertical-align="middle" draw:auto-grow-height="false" draw:fit-to-size="false" fo:min-height="0.2984in" fo:min-width="1.1575in" fo:padding-top="0.1in" fo:padding-bottom="0.1in" fo:padding-left="0.1in" fo:padding-right="0.1in" fo:wrap-option="wrap" style:run-through="foreground"/>
    </style:style>
    <style:style style:name="gr16" style:family="graphic">
      <style:graphic-properties draw:stroke="solid" svg:stroke-width="0.0102in" svg:stroke-color="#000000" draw:stroke-linejoin="round" draw:fill="none" draw:textarea-vertical-align="middle" draw:auto-grow-height="false" draw:fit-to-size="false" fo:min-height="0in" fo:min-width="0.8236in" fo:padding-top="0.1in" fo:padding-bottom="0.1in" fo:padding-left="0.1in" fo:padding-right="0.1in" fo:wrap-option="wrap" style:run-through="foreground"/>
    </style:style>
    <style:style style:name="gr17" style:family="graphic">
      <style:graphic-properties draw:stroke="solid" svg:stroke-width="0.0102in" svg:stroke-color="#000000" draw:stroke-linejoin="round" draw:fill="none" draw:textarea-vertical-align="middle" draw:auto-grow-height="false" draw:fit-to-size="false" fo:min-height="2.1102in" fo:min-width="0in" fo:padding-top="0.1in" fo:padding-bottom="0.1in" fo:padding-left="0.1in" fo:padding-right="0.1in" fo:wrap-option="wrap" style:run-through="foreground"/>
    </style:style>
    <style:style style:name="gr18" style:family="graphic">
      <style:graphic-properties draw:stroke="solid" svg:stroke-width="0.0102in" svg:stroke-color="#000000" draw:stroke-linejoin="round" draw:fill="none" draw:textarea-vertical-align="middle" draw:auto-grow-height="false" draw:fit-to-size="false" fo:min-height="0in" fo:min-width="0.4917in" fo:padding-top="0.1in" fo:padding-bottom="0.1in" fo:padding-left="0.1in" fo:padding-right="0.1in" fo:wrap-option="wrap" style:run-through="foreground"/>
    </style:style>
    <style:style style:name="gr19" style:family="graphic">
      <style:graphic-properties draw:stroke="solid" svg:stroke-width="0.0102in" svg:stroke-color="#000000" draw:stroke-linejoin="round" draw:fill="none" draw:textarea-vertical-align="middle" draw:auto-grow-height="false" draw:fit-to-size="false" fo:min-height="0in" fo:min-width="0.4634in" fo:padding-top="0.1in" fo:padding-bottom="0.1in" fo:padding-left="0.1in" fo:padding-right="0.1in" fo:wrap-option="wrap" style:run-through="foreground"/>
    </style:style>
    <style:style style:name="gr20" style:family="graphic">
      <style:graphic-properties draw:stroke="solid" svg:stroke-width="0.0102in" svg:stroke-color="#000000" draw:stroke-linejoin="round" draw:fill="none" draw:textarea-vertical-align="middle" draw:auto-grow-height="false" draw:fit-to-size="false" fo:min-height="0in" fo:min-width="0.378in" fo:padding-top="0.1in" fo:padding-bottom="0.1in" fo:padding-left="0.1in" fo:padding-right="0.1in" fo:wrap-option="wrap" style:run-through="foreground"/>
    </style:style>
    <style:style style:name="gr21" style:family="graphic">
      <style:graphic-properties draw:stroke="solid" svg:stroke-width="0.0102in" svg:stroke-color="#000000" draw:stroke-linejoin="round" draw:fill="none" draw:textarea-vertical-align="middle" draw:auto-grow-height="false" draw:fit-to-size="false" fo:min-height="0in" fo:min-width="0.35in" fo:padding-top="0.1in" fo:padding-bottom="0.1in" fo:padding-left="0.1in" fo:padding-right="0.1in" fo:wrap-option="wrap" style:run-through="foreground"/>
    </style:style>
    <style:style style:name="gr22" style:family="graphic">
      <style:graphic-properties draw:stroke="solid" svg:stroke-width="0.0102in" svg:stroke-color="#000000" draw:stroke-linejoin="round" draw:fill="solid" draw:fill-color="#cfe2f3" draw:textarea-vertical-align="middle" draw:auto-grow-height="false" draw:fit-to-size="false" fo:min-height="0.1165in" fo:min-width="0.6063in" fo:padding-top="0.1in" fo:padding-bottom="0.1in" fo:padding-left="0.1in" fo:padding-right="0.1in" fo:wrap-option="wrap" style:run-through="foreground"/>
    </style:style>
    <style:style style:name="gr23" style:family="graphic">
      <style:graphic-properties draw:stroke="solid" svg:stroke-width="0.0102in" svg:stroke-color="#000000" draw:stroke-linejoin="round" draw:fill="solid" draw:fill-color="#cfe2f3" draw:textarea-vertical-align="middle" draw:auto-grow-height="false" draw:fit-to-size="false" fo:min-height="0.1165in" fo:min-width="0.5591in" fo:padding-top="0.1in" fo:padding-bottom="0.1in" fo:padding-left="0.1in" fo:padding-right="0.1in" fo:wrap-option="wrap" style:run-through="foreground"/>
    </style:style>
    <style:style style:name="gr24" style:family="graphic">
      <style:graphic-properties draw:stroke="solid" svg:stroke-width="0.0102in" svg:stroke-color="#000000" draw:stroke-linejoin="round" draw:fill="solid" draw:fill-color="#cfe2f3" draw:textarea-vertical-align="middle" draw:auto-grow-height="false" draw:fit-to-size="false" fo:min-height="0.1173in" fo:min-width="0.5591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Sito da analizzare: </text:span><text:a xlink:type="simple" xlink:href="http://www.cochlear.com/wps/wcm/connect/it/home" text:style-name="Internet_20_link" text:visited-style-name="Visited_20_Internet_20_Link"><text:span text:style-name="T5">http://www.cochlear.com/wps/wcm/connect/it/home</text:span></text:a></text:p>
      <text:p text:style-name="P4"/>
      <text:p text:style-name="P2"><text:span text:style-name="T2">INTRODUZIONE</text:span></text:p>
      <text:p text:style-name="P5"/>
      <text:p text:style-name="P2"><text:span text:style-name="T1">Cochlear è una multinazionale leader mondiale nelle soluzioni impiantabili e innovative per l’udito fondata nel 1981.</text:span></text:p>
      <text:p text:style-name="P2"><text:span text:style-name="T1">L’applicativo web di questa azienda mira a fornire servizi sia per il professionista, ovvero il service, sia per il cliente finale in cerca di soluzioni ai propri problemi uditivi.</text:span></text:p>
      <text:p text:style-name="P2"><text:span text:style-name="T1">Questa compagnia vuole, in un certo senso, espandere il target di utenza includendo anche i parenti di quelle persone con disabilità uditive che non vogliono farsi riconoscere.</text:span></text:p>
      <text:p text:style-name="P2"><text:span text:style-name="T1">Inoltre si vuole strutturare meglio la richiesta di assistenza semplificandone l’usabilità e semplificandone il processo stesso.</text:span></text:p>
      <text:p text:style-name="P2"><text:span text:style-name="T1">Convincere i parenti/conoscenti <text:s/>è un passaggio aggiuntivo, che però può ripagare in quanto essi hanno probabilmente una maggiore influenza/confidenza sui diretti interessati.</text:span></text:p>
      <text:p text:style-name="P2"><text:span text:style-name="T1">Il test dell’audio che spesso viene proposto dai vari siti web, deve essere un-digitalized in modo che possa essere effettuato anche sotto forma di “gioco” agli ipoudenti. Questo in modo da nascondere l’interessamento dei parenti/conoscenti.</text:span></text:p>
      <text:p text:style-name="P2"><text:span text:style-name="T1">Una volta confermato il problema è necessario riuscire a portare il soggetto verso le soluzioni che propone l’azienda, inviando, per esempio, un esperto a domicilio.</text:span></text:p>
      <text:p text:style-name="P2"><text:span text:style-name="T1">Nel dettaglio le sezioni gia esistenti nell` <text:s/>applicazione web sono i seguenti:</text:span></text:p>
      <text:list xml:id="list7789042756922567191" text:style-name="WWNum2">
        <text:list-item>
          <text:p text:style-name="P8"><text:span text:style-name="T1">conoscere</text:span></text:p>
        </text:list-item>
        <text:list-item>
          <text:p text:style-name="P8"><text:span text:style-name="T1">comunita</text:span></text:p>
        </text:list-item>
        <text:list-item>
          <text:p text:style-name="P8"><text:span text:style-name="T1">supporto</text:span></text:p>
        </text:list-item>
        <text:list-item>
          <text:p text:style-name="P8"><text:span text:style-name="T1">online store</text:span></text:p>
        </text:list-item>
      </text:list>
      <text:p text:style-name="P2"><text:span text:style-name="T1">In particolare, ciò su cui bisogna prestare maggiore attenzione riguarda: </text:span></text:p>
      <text:list xml:id="list4204897363833775962" text:style-name="WWNum3">
        <text:list-item>
          <text:p text:style-name="P9"><text:span text:style-name="T1">La gestione di persone che stanno avendo il primo approccio al problema</text:span></text:p>
        </text:list-item>
        <text:list-item>
          <text:p text:style-name="P9"><text:span text:style-name="T1">la reperibilità e una consulenza rapida precisa e accurata</text:span></text:p>
        </text:list-item>
        <text:list-item>
          <text:p text:style-name="P9"><text:span text:style-name="T1">dare informazioni sull’ utilizzo dei prodotti </text:span></text:p>
        </text:list-item>
        <text:list-item>
          <text:p text:style-name="P9"><text:soft-page-break/><text:span text:style-name="T1">la facilità di reperire e acquisire un prodotto </text:span></text:p>
        </text:list-item>
        <text:list-item>
          <text:p text:style-name="P9"><text:span text:style-name="T1">informare e dare conoscenza anche a persone terze che hanno a che fare con persone che hanno il deficit</text:span></text:p>
        </text:list-item>
      </text:list>
      <text:p text:style-name="P19"/>
      <text:p text:style-name="P5"/>
      <text:p text:style-name="P2"><text:span text:style-name="T2">Analisi Etnografica</text:span></text:p>
      <text:p text:style-name="P5"/>
      <text:p text:style-name="P2"><text:span text:style-name="T2">Segmentazione del target di utenza</text:span></text:p>
      <text:p text:style-name="P4"/>
      <text:p text:style-name="P4"/>
      <text:p text:style-name="P2"><text:span text:style-name="T1">Come già accennato nell’introduzione questa azienda ha come main target di utenza soggetti afflitti da problemi d’ udito, che sono abituati a convivere con questo problema e che cercano di migliorare le proprie condizioni. Dovendo adesso pensarla anche per persone che stanno iniziando a riscontrare problemi d’udito o semplicemente vuole fare test preventivi occorre tenere conto che la competenza di dominio può essere anche molto bassa</text:span></text:p>
      <text:p text:style-name="P2"><text:span text:style-name="T1">Inoltre un` altro soggetto di granda importanza nell` applicazione sono i service, esperti che valutano i problemi di ogni singolo utente per poi consigliare la terapia/device adeguata.</text:span></text:p>
      <text:p text:style-name="P2"><text:span text:style-name="T1"><text:s/>Considerando il main target e che questi problemi possono affiorare nel tempo, maggiormente in un età avanzata ma ciò non esclude la possibilità che si verifichino in soggetti giovani, si può considerare un utente <text:s/>di età compresa fra 25 e 60 anni con problemi o che stia utilizzando il software per informarsi per conto di terzi (c’è la possibilità che esso sia un genitore di un figlio che ha bisogno di superare questo deficit) o che voglia collaborare , ossia vuole fornire un service.</text:span></text:p>
      <text:p text:style-name="P4"/>
      <text:p text:style-name="P2"><text:span text:style-name="T1">Un soggetto molto giovane non ha il materiale e i requisiti per svolgere acquisti online, anche se ha le capacita` di navigare, ha comunque bisogno di un supporto di utente adulto.</text:span></text:p>
      <text:p text:style-name="P4"/>
      <text:p text:style-name="P4"/>
      <text:p text:style-name="P2"><text:span text:style-name="T2">User Research: Task Analysis</text:span></text:p>
      <text:p text:style-name="P4"/>
      <text:p text:style-name="P2"><text:span text:style-name="T1">Al fine di valutare con maggiore chiarezza lo stato attuale del sistema e i reali bisogni dell’utenza si è svolta una task analysis prendendo in considerazione sei diversi task: acquistare un prodotto, ricevere supporto, avere informazioni relative al dispositivo, registrazione nel gruppo, trovare una clinica o gruppi di supporto nella zona . </text:span></text:p>
      <text:p text:style-name="P4"/>
      <text:p text:style-name="P2"><text:span text:style-name="T1">Si presuppone che l’utente tipo, descritto nella segmentazione, acceda all’app tramite una postazione desktop.</text:span></text:p>
      <text:p text:style-name="P4"><text:soft-page-break/></text:p>
      <text:p text:style-name="P4"/>
      <text:p text:style-name="P4"/>
      <text:p text:style-name="P2"><text:span text:style-name="T1">Acquisto di un prodotto </text:span></text:p>
      <text:list xml:id="list1252390138175460276" text:style-name="WWNum8">
        <text:list-item>
          <text:p text:style-name="P10"><text:span text:style-name="T1"><text:s/>Aprire il browser installato sul dispositivo; </text:span></text:p>
        </text:list-item>
        <text:list-item>
          <text:p text:style-name="P10"><text:span text:style-name="T1">Collegarsi al sito </text:span><text:a xlink:type="simple" xlink:href="http://www.cochlear.com/wps/wcm/connect/it/home/store" text:style-name="Internet_20_link" text:visited-style-name="Visited_20_Internet_20_Link"><text:span text:style-name="T8">http://www.cochlear.com/wps/wcm/connect/it/home/store</text:span></text:a></text:p>
        </text:list-item>
        <text:list-item>
          <text:p text:style-name="P10"><text:span text:style-name="T1">Crea un Account</text:span></text:p>
        </text:list-item>
      </text:list>
      <text:list xml:id="list2996721103351382758" text:style-name="WWNum1">
        <text:list-item>
          <text:p text:style-name="P20"><text:span text:style-name="T1">seleziona la categoria di cui fai parte</text:span></text:p>
        </text:list-item>
        <text:list-item>
          <text:p text:style-name="P20"><text:span text:style-name="T1">Inserisci i tuoi dati, email, password (rispettando le caratteristiche date)</text:span></text:p>
        </text:list-item>
      </text:list>
      <text:p text:style-name="P2"><text:span text:style-name="T1">. <text:s text:c="3"/>4. <text:s text:c="2"/>Verifica l’ avvenuta registrazione nell’ email fornita</text:span></text:p>
      <text:p text:style-name="P2"><text:span text:style-name="T1"><text:s text:c="5"/>5. <text:s text:c="2"/>Selezionare il prodotto </text:span></text:p>
      <text:p text:style-name="P2"><text:span text:style-name="T1"><text:s text:c="5"/>6. <text:s/>Vai nella sezione carrello</text:span></text:p>
      <text:p text:style-name="P2"><text:span text:style-name="T1"><text:s text:c="5"/>7. <text:s/>Seleziona <text:s/>Prosegui al Pagamento<text:tab/></text:span></text:p>
      <text:p text:style-name="P2"><text:span text:style-name="T1"><text:s text:c="5"/>8. Compila i campi con i dati richiesti </text:span></text:p>
      <text:p text:style-name="P4"/>
      <text:p text:style-name="P2"><text:span text:style-name="T1">Ricevere un supporto:</text:span></text:p>
      <text:p text:style-name="P4"/>
      <text:p text:style-name="P2"><text:span text:style-name="T1"><text:s/>1. <text:s/>Aprire il browser installato sul dispositivo; </text:span></text:p>
      <text:p text:style-name="P2"><text:span text:style-name="T1"><text:s/>2. Collegarsi al sito </text:span><text:a xlink:type="simple" xlink:href="http://www.cochlear.com/wps/wcm/connect/it/home/store" text:style-name="Internet_20_link" text:visited-style-name="Visited_20_Internet_20_Link"><text:span text:style-name="T8">http://www.cochlear.com/wps/wcm/connect/it/home/store</text:span></text:a></text:p>
      <text:p text:style-name="P2"><text:span text:style-name="T1"><text:s/>3. Entra nella Sezione Supporto</text:span></text:p>
      <text:p text:style-name="P2"><text:span text:style-name="T1"><text:s/>4. Scegli l’ opzione</text:span></text:p>
      <text:list xml:id="list8539253482946038295" text:style-name="WWNum4">
        <text:list-item>
          <text:p text:style-name="P11"><text:soft-page-break/><text:span text:style-name="T1">Assistenza</text:span></text:p>
        </text:list-item>
        <text:list-item>
          <text:p text:style-name="P11"><text:span text:style-name="T1">Rimborso e servizio sanitario</text:span></text:p>
        </text:list-item>
        <text:list-item>
          <text:p text:style-name="P11"><text:span text:style-name="T1">Corsi</text:span></text:p>
        </text:list-item>
        <text:list-item>
          <text:p text:style-name="P11"><text:span text:style-name="T1">Riabilitazione</text:span></text:p>
        </text:list-item>
        <text:list-item>
          <text:p text:style-name="P11"><text:span text:style-name="T1">Assicura il Processore</text:span></text:p>
        </text:list-item>
        <text:list-item>
          <text:p text:style-name="P11"><text:span text:style-name="T1">Cura e Manutezione</text:span></text:p>
        </text:list-item>
      </text:list>
      <text:p text:style-name="P2"><text:span text:style-name="T1">5. Seleziona Maggiori Informazioni</text:span></text:p>
      <text:p text:style-name="P4"/>
      <text:p text:style-name="P2"><text:span text:style-name="T1">Trovare una clinica:</text:span></text:p>
      <text:p text:style-name="P4"/>
      <text:p text:style-name="P2"><text:span text:style-name="T1"><text:s/>1. <text:s/>Aprire il browser installato sul dispositivo; </text:span></text:p>
      <text:p text:style-name="P2"><text:span text:style-name="T1"><text:s/>2. Collegarsi al sito </text:span><text:a xlink:type="simple" xlink:href="http://www.cochlear.com/wps/wcm/connect/it/home/store" text:style-name="Internet_20_link" text:visited-style-name="Visited_20_Internet_20_Link"><text:span text:style-name="T8">http://www.cochlear.com/wps/wcm/connect/it/home/store</text:span></text:a></text:p>
      <text:p text:style-name="P2"><text:span text:style-name="T1"><text:s/>3. Entra nella Sezione Comunità</text:span></text:p>
      <text:p text:style-name="P2"><text:span text:style-name="T1"><text:s/>4. Seleziona trova una clinica</text:span></text:p>
      <text:p text:style-name="P2"><text:span text:style-name="T1"><text:s/>5. Maggiori Informazioni</text:span></text:p>
      <text:p text:style-name="P4"/>
      <text:p text:style-name="P4"/>
      <text:p text:style-name="P2"><text:span text:style-name="T1">Avere informazioni :</text:span></text:p>
      <text:p text:style-name="P4"/>
      <text:p text:style-name="P2"><text:span text:style-name="T1"><text:s/>1. <text:s/>Aprire il browser installato sul dispositivo; </text:span></text:p>
      <text:p text:style-name="P2"><text:span text:style-name="T1"><text:s/>2. <text:s/>Collegarsi al sito </text:span><text:a xlink:type="simple" xlink:href="http://www.cochlear.com/wps/wcm/connect/it/home/store" text:style-name="Internet_20_link" text:visited-style-name="Visited_20_Internet_20_Link"><text:span text:style-name="T8">http://www.cochlear.com/wps/wcm/connect/it/home/store</text:span></text:a></text:p>
      <text:p text:style-name="P2"><text:soft-page-break/><text:span text:style-name="T1"><text:s/>3. Seleziona l’ Area Conoscere</text:span></text:p>
      <text:p text:style-name="P2"><text:span text:style-name="T1"><text:s/>4. Scegli L’ Opzione</text:span></text:p>
      <text:p text:style-name="P2"><text:span text:style-name="T1"><text:tab/>a. Ipocausia negli adulti</text:span></text:p>
      <text:p text:style-name="P2"><text:span text:style-name="T1"><text:tab/>b. Ipocausia nei bambini</text:span></text:p>
      <text:p text:style-name="P2"><text:span text:style-name="T1"><text:tab/>c. Ipocausia nei neonati</text:span></text:p>
      <text:p text:style-name="P2"><text:span text:style-name="T1"><text:tab/>d. Udito e ipocausia</text:span></text:p>
      <text:p text:style-name="P2"><text:span text:style-name="T1">5. Scegli tra le sotto opzioni</text:span></text:p>
      <text:list xml:id="list847256077847149519" text:style-name="WWNum11">
        <text:list-item>
          <text:p text:style-name="P12"><text:span text:style-name="T1">Sintomi</text:span></text:p>
        </text:list-item>
        <text:list-item>
          <text:p text:style-name="P12"><text:span text:style-name="T1">Conseguenze</text:span></text:p>
        </text:list-item>
        <text:list-item>
          <text:p text:style-name="P12"><text:span text:style-name="T1">Maggiori Informazioni</text:span></text:p>
        </text:list-item>
      </text:list>
      <text:p text:style-name="P4"/>
      <text:p text:style-name="P4"/>
      <text:p text:style-name="P2"><text:span text:style-name="T1">Registrazione nella Family</text:span></text:p>
      <text:p text:style-name="P4"/>
      <text:p text:style-name="P4"/>
      <text:p text:style-name="P2"><text:span text:style-name="T1"><text:s/>1. <text:s/>Aprire il browser installato sul dispositivo; </text:span></text:p>
      <text:p text:style-name="P2"><text:span text:style-name="T1"><text:s/>2. <text:s/>Collegarsi al sito </text:span><text:a xlink:type="simple" xlink:href="http://www.cochlear.com/wps/wcm/connect/it/home/store" text:style-name="Internet_20_link" text:visited-style-name="Visited_20_Internet_20_Link"><text:span text:style-name="T8">http://www.cochlear.com/wps/wcm/connect/it/home/store</text:span></text:a></text:p>
      <text:p text:style-name="P2"><text:span text:style-name="T1"><text:s/>3. <text:s/>Seleziona l’ Area Comunità</text:span></text:p>
      <text:p text:style-name="P2"><text:span text:style-name="T1"><text:s/>4. <text:s/>Seleziona l’ opizione Cochelar Family</text:span></text:p>
      <text:p text:style-name="P2"><text:span text:style-name="T1"><text:s/>5. <text:s/>Seleziona Maggiori Informazioni</text:span></text:p>
      <text:p text:style-name="P2"><text:span text:style-name="T1"><text:s/>6. Svolgi Registrazione</text:span></text:p>
      <text:p text:style-name="P4"><text:soft-page-break/></text:p>
      <text:p text:style-name="P4"/>
      <text:p text:style-name="P2"><text:span text:style-name="T1">Visualizzare Gruppi di supporto:</text:span></text:p>
      <text:p text:style-name="P4"/>
      <text:p text:style-name="P4"/>
      <text:p text:style-name="P2"><text:span text:style-name="T1"><text:s/>1. <text:s/>Aprire il browser installato sul dispositivo; </text:span></text:p>
      <text:p text:style-name="P2"><text:span text:style-name="T1"><text:s/>2. <text:s/>Collegarsi al sito </text:span><text:a xlink:type="simple" xlink:href="http://www.cochlear.com/wps/wcm/connect/it/home/store" text:style-name="Internet_20_link" text:visited-style-name="Visited_20_Internet_20_Link"><text:span text:style-name="T8">http://www.cochlear.com/wps/wcm/connect/it/home/store</text:span></text:a></text:p>
      <text:p text:style-name="P2"><text:span text:style-name="T1"><text:s/>3. <text:s/>Seleziona l’ Area Comunità</text:span></text:p>
      <text:p text:style-name="P2"><text:span text:style-name="T1"><text:s/>4. <text:s/>Seleziona l’ opizione Cochelar Family</text:span></text:p>
      <text:p text:style-name="P2"><text:span text:style-name="T1"><text:s/>5. <text:s/>Seleziona Maggiori Informazioni</text:span></text:p>
      <text:p text:style-name="P4"/>
      <text:p text:style-name="P2"><text:span text:style-name="T1">Come si può notare per portare a compimento il task sono necessarie un numero rilevante di azioni non totalmente intuitive. Esse possono essere migliorate, considerando anche la rilevanza del task per l’utente.</text:span></text:p>
      <text:p text:style-name="P4"/>
      <text:p text:style-name="P4"/>
      <text:p text:style-name="P2"><text:span text:style-name="T2">VALUTAZIONE SISTEMI ESISTENTI</text:span></text:p>
      <text:p text:style-name="P4"/>
      <text:p text:style-name="P2"><text:span text:style-name="T1">Valutazione di sistemi esistenti Un'esperienza utile può essere dettata anche dalla visualizzazione di ciò che fa la concorrenza rispetto l’app oggetto di studio.</text:span></text:p>
      <text:p text:style-name="P4"/>
      <text:p text:style-name="P2"><text:span text:style-name="T1">Prime acoustic</text:span></text:p>
      <text:p text:style-name="P4"/>
      <text:p text:style-name="P2"><text:span text:style-name="T1">Questa app offre servizi similari a quelli offerti da mycochelar, concentrandosi principalmente a dare informative all’ utente finale.</text:span></text:p>
      <text:p text:style-name="P2"><text:soft-page-break/><text:span text:style-name="T1">In particolar modo la grafica della piattaforma primeacoustic è molto vivace, con colori che attirano l’ attenzione e sembra essere ben strutturato.</text:span></text:p>
      <text:p text:style-name="P2"><text:span text:style-name="T1">Tuttavia presenta ambiti poco chiari, ad esempio la registrazione non viene immediata e benchè presenti molti dettagli di un prodotto essi non sono direttamente acquistabili sulla piattaforma.</text:span></text:p>
      <text:p text:style-name="P2"><text:span text:style-name="T1">Inoltre la grandezza del font varia a seconda della sezione, questo crea un carico cognitivo maggiore a seconda della sezione.</text:span></text:p>
      <text:p text:style-name="P2"><text:span text:style-name="T1">Infine la particolarità di questo sito, è che gestisce il consulto o la soluzione del problema a seconda dell’ ambiente di interesse, che esso sia scolastico o lavoratico ecc.</text:span></text:p>
      <text:p text:style-name="P4"/>
      <text:p text:style-name="P2"><text:span text:style-name="T1">Acoustical Solutions</text:span></text:p>
      <text:p text:style-name="P4"/>
      <text:p text:style-name="P2"><text:span text:style-name="T1">La piattaforma Acoustical Solution da molto spazio all’ header dove sono ben evidenziati il form di registrazione/login e il numero verde.</text:span></text:p>
      <text:p text:style-name="P2"><text:span text:style-name="T1">Nel menu di navigazione sono presenti le sezioni ambienti, i prodotti offerti, la possibilità di collaborare con loro e le informazioni relative alla loro impresa.</text:span></text:p>
      <text:p text:style-name="P2"><text:span text:style-name="T1">e. Gli elementi sembrano seguire i principi di Gestalt e sono semplici, bene organizzati, di bell’aspetto e stabilmente posizionati nell’interfaccia. Anche le informazioni sono scritte in un con un carattere consono</text:span></text:p>
      <text:p text:style-name="P4"/>
      <text:p text:style-name="P4"/>
      <text:p text:style-name="P4"/>
      <text:p text:style-name="P4"/>
      <text:p text:style-name="P2"><text:span text:style-name="T1">Gika Acoustic</text:span></text:p>
      <text:p text:style-name="P4"/>
      <text:p text:style-name="P2"><text:span text:style-name="T1">Nella piattaforma Gika Acoustic è stato scelto di adottare un header trasparente questa scelta non permette al meglio la concentrazione.</text:span></text:p>
      <text:p text:style-name="P2"><text:span text:style-name="T1">Inoltre sono usati effetti di sliding che possono risultare fastidiosi, tuttavia sembra facile riuscire a ottenere un consulto e un test.</text:span></text:p>
      <text:p text:style-name="P2"><text:span text:style-name="T1">I prodotti vengono suddivisi a seconda dell’ ambito dell utilizzo.</text:span></text:p>
      <text:p text:style-name="P4"/>
      <text:p text:style-name="P2"><text:span text:style-name="T2">Expert Usability Review</text:span></text:p>
      <text:p text:style-name="P4"><text:soft-page-break/></text:p>
      <text:p text:style-name="P2"><text:span text:style-name="T1">L’Expert Usability Review è un’analisi di un sistema senza l’ausilio degli utenti, basata su linee guida concordate.</text:span></text:p>
      <text:p text:style-name="P4"/>
      <text:p text:style-name="P2"><text:span text:style-name="T2">Scelta e Adozione delle Linee Guida</text:span></text:p>
      <text:p text:style-name="P4"/>
      <text:p text:style-name="P2"><text:span text:style-name="T1">Al fine di valutare gli aspetti più pertinenti dell’usabilità e della user experience si è deciso di seguire le euristiche di Nielsen e Molich integrandole con alcune di Weinshenk e Barker per gli aspetti più rilevanti. Inoltre sono state aggiunte linee guida supplementari, che si esulano dal contesto appena descritto, per poter mettere in risalto l’impatto generale ed emotivo che l’utente ha nell’utilizzare il sistema. In parole semplici dare la possibilità’ di valutare la: prima impressione.</text:span></text:p>
      <text:p text:style-name="P4"/>
      <text:p text:style-name="P2"><text:span text:style-name="T2">Euristiche di Nielsen e Molich </text:span></text:p>
      <text:p text:style-name="P4"/>
      <text:p text:style-name="P2"><text:span text:style-name="T1">1. Visibilità dello stato del sistema Il sistema dovrebbe sempre tenere informato l'utente su quel che succede, attraverso feedback appropriato fornito in tempi ragionevoli </text:span></text:p>
      <text:p text:style-name="P4"/>
      <text:p text:style-name="P2"><text:span text:style-name="T1">2. Match tra il sistema e il mondo reale Il sistema dovrebbe parlare il linguaggio dell'utente, con parole, frasi e concetti familiari all'utente piuttosto che termini sistemistici. Deve seguire convenzioni del mondo reale, e far comparire le informazioni in un ordine naturale e logico. </text:span></text:p>
      <text:p text:style-name="P4"/>
      <text:p text:style-name="P2"><text:span text:style-name="T1">3. User control e libertà Poiché l'utente spesso sceglie funzioni di sistema per errore, ha bisogno di "uscite di sicurezza" ben visibili per abbandonare lo stato non voluto senza dover passare per un dialogo complesso. Supportare undo e redo.</text:span></text:p>
      <text:p text:style-name="P4"/>
      <text:p text:style-name="P2"><text:span text:style-name="T1"><text:s/>4. Coerenza e standard Gli utenti non dovrebbero chiedersi se parole, situazioni e azioni diverse hanno significati simili o producono azioni simili. Seguire le convenzioni della piattaforma. </text:span></text:p>
      <text:p text:style-name="P4"/>
      <text:p text:style-name="P2"><text:span text:style-name="T1">5. Prevenzione degli errori Ancora meglio di un buon messaggio d'errore è una cura progettuale adeguata a prevenire che accadano gli errori. Eliminare le condizioni che portano ad errori o controllarne l'occorrenza e presentare all'utente una richiesta di conferma prima che si impegnino nell'azione corrispondente. </text:span></text:p>
      <text:p text:style-name="P4"/>
      <text:p text:style-name="P2"><text:span text:style-name="T1">6. Recognition piuttosto che recall Minimizzare il carico di memoria dell'utente rendendo visibile oggetti, azioni ed opzioni dell'interfaccia. Gli utenti non dovrebbero essere costretti a ricordare informazioni da una parte all'altra del dialogo. Le istruzioni per l'uso del sistema dovrebbero essere visibili o facilmente recuperabili quando necessario. </text:span></text:p>
      <text:p text:style-name="P4"/>
      <text:p text:style-name="P2"><text:soft-page-break/><text:span text:style-name="T1">7. Flessibilità ed efficienza d’uso Acceleratori nascosti all'utente novizio possono velocizzare l'interazione degli utenti esperti in modo da favorire sia gli utenti senza e con esperienza. Permettere agli utenti di personalizzare le azioni frequenti. </text:span></text:p>
      <text:p text:style-name="P2"><text:span text:style-name="T1">8. Estetica e design minimalista I dialoghi non debbono contenere informazioni irrilevanti o raramente utilizzate. Ogni informazione aggiuntiva in un dialogo è in competizione con le informazioni rilevanti e ne diminuisce la visibilità relativa.</text:span></text:p>
      <text:p text:style-name="P4"/>
      <text:p text:style-name="P2"><text:span text:style-name="T1"><text:s/>9. Aiutare gli utenti a riconoscere, diagnosticare, e recuperare gli errori I messaggi d'errore debbono essere espressi in linguaggio semplice (senza codici e tecnicismi), debbono indicare precisamente il problema e suggerire costruttivamente una soluzione. </text:span></text:p>
      <text:p text:style-name="P4"/>
      <text:p text:style-name="P2"><text:span text:style-name="T1">10. Help e documentazione E' meglio quando il sistema può essere usato senza documentazione. Laddove sia necessario o opportuno fornirla, le informazioni debbono essere facili da cercare, focalizzate sui task dell'utente, elencare passi concreti da svolgere e non essere troppo lunghe da leggere. </text:span></text:p>
      <text:p text:style-name="P4"/>
      <text:p text:style-name="P2"><text:span text:style-name="T1">Euristiche di Weinshenk e Barker </text:span></text:p>
      <text:p text:style-name="P4"/>
      <text:p text:style-name="P2"><text:span text:style-name="T1">11. Predicibilità L'interfaccia si presenterà in maniera per cui gli utenti potranno predire con accuratezza quel che succederà successivamente. </text:span></text:p>
      <text:p text:style-name="P4"/>
      <text:p text:style-name="P2"><text:span text:style-name="T1">12. Appropriatezza culturale L'interfaccia sarà appropriata alle abitudini e aspettative sociali dell'utente. </text:span></text:p>
      <text:p text:style-name="P4"/>
      <text:p text:style-name="P2"><text:span text:style-name="T1">13. Precisione L'interfaccia permetterà all'utente di portare a termine il task con esattezza. Linee guida supplementari </text:span></text:p>
      <text:p text:style-name="P4"/>
      <text:p text:style-name="P2"><text:span text:style-name="T1">14. Apprendimento Il fatto che il sistema favorisca il suo apprendimento (ottenibile attraverso la forgiveness, la prevenzione e correzione degli errori). </text:span></text:p>
      <text:p text:style-name="P4"/>
      <text:p text:style-name="P2"><text:span text:style-name="T1">15. Soddisfazione soggettiva ​Il fatto che il sistema favorisca la soddisfazione soggettiva dell'utente (attraverso particolari accorgimenti grafici)</text:span></text:p>
      <text:p text:style-name="P4"/>
      <text:p text:style-name="P4"/>
      <text:p text:style-name="P2"><text:span text:style-name="T2">Prima esplorazione del sistema</text:span></text:p>
      <text:p text:style-name="P4"><text:soft-page-break/></text:p>
      <text:list xml:id="list80614503294302" text:continue-list="list2996721103351382758" text:style-name="WWNum1">
        <text:list-item>
          <text:p text:style-name="P20"><text:span text:style-name="T9">Sito indirizzato più ai servirce.</text:span></text:p>
        </text:list-item>
        <text:list-item>
          <text:p text:style-name="P20"><text:span text:style-name="T9">Aree difficili da trovare e meccanismi di contato non “One-Click”</text:span></text:p>
        </text:list-item>
        <text:list-item>
          <text:p text:style-name="P20"><text:span text:style-name="T9">Store inutilizzabile se non registrati, no consultazione</text:span></text:p>
        </text:list-item>
        <text:list-item>
          <text:p text:style-name="P20"><text:bookmark text:name="_gjdgxs"/><text:span text:style-name="T9">Creazione account molto macchinosa in quanto richiede numeri di pratica</text:span></text:p>
        </text:list-item>
        <text:list-item>
          <text:p text:style-name="P20"><text:span text:style-name="T9">Tante informazioni in una pagina. Per ottenere ciò che si cerca sembra bisogni sempre inviare una email</text:span></text:p>
        </text:list-item>
        <text:list-item>
          <text:p text:style-name="P20"><text:span text:style-name="T9">Doppi link da cliccare </text:span><text:a xlink:type="simple" xlink:href="http://www.cochlear.com/wps/wcm/connect/it/for-professionals/about-site-for-professionals" text:style-name="Internet_20_link" text:visited-style-name="Visited_20_Internet_20_Link"><text:span text:style-name="T6">http://www.cochlear.com/wps/wcm/connect/it/for-professionals/about-site-for-professionals</text:span></text:a><text:span text:style-name="T9"> -&gt; Modulo di Registrazione</text:span></text:p>
        </text:list-item>
      </text:list>
      <text:p text:style-name="P6"/>
      <text:p text:style-name="P6"/>
      <text:p text:style-name="P6"/>
      <text:p text:style-name="P6"/>
      <text:p text:style-name="P6"/>
      <text:p text:style-name="P2"><text:span text:style-name="T2">Visione Singola</text:span></text:p>
      <text:p text:style-name="P5"/>
      <text:p text:style-name="P2"><text:span text:style-name="T1">La home presenta un header che riporta alle sezioni: </text:span></text:p>
      <text:list xml:id="list6832011671577943971" text:style-name="WWNum6">
        <text:list-item>
          <text:p text:style-name="P13"><text:span text:style-name="T1">conoscere</text:span></text:p>
        </text:list-item>
        <text:list-item>
          <text:p text:style-name="P13"><text:span text:style-name="T1">comunita</text:span></text:p>
        </text:list-item>
        <text:list-item>
          <text:p text:style-name="P13"><text:span text:style-name="T1">supporto</text:span></text:p>
        </text:list-item>
        <text:list-item>
          <text:p text:style-name="P13"><text:span text:style-name="T1">online store</text:span></text:p>
        </text:list-item>
      </text:list>
      <text:p text:style-name="P2"><text:span text:style-name="T1">Nella seconda sezione della home ci sono slide che ti reinderizzano alle varie sezioni d’ interesse.</text:span></text:p>
      <text:p text:style-name="P2"><text:span text:style-name="T1">Nel banner in basso sono presenti le sezioni con le loro sottosezioni specificate rendendo cosi il contenuto ridondante e facile da utilizzare.</text:span></text:p>
      <text:p text:style-name="P2"><text:soft-page-break/><text:span text:style-name="T1">Nella parte finale sono presenti le informazioni economiche relative alla società.</text:span></text:p>
      <text:p text:style-name="P2"><text:span text:style-name="T1">Nella pagina conoscere sono presenti tre sezioni principali relativi alla conoscenza della ipocanausia a seconda della tipologia del soggetto: adulto, bambino, neonato, in ogni caso per ottenere informazioni bisogna fare il click sulla sezione per poi selezionare maggiore informazioni, che ti reindirizzera alla pagina informativa, in questa pagina non è presente un link alla pagina precendente benche sia sempre presente il solito menu di navigazione.</text:span></text:p>
      <text:p text:style-name="P2"><text:span text:style-name="T1">Nella pagina comunita sono presente tre sezioni la CochelarFamily, trova una clinica, gruppi di supporto, anche qui per entrare nella sezione specifica ce bisogno del doppio click, nel caso trova una clinica si attivera una mappa con localizzazione sfallata, gruppi di supporto presenta una lista di cliniche, nell’ ultima sezione family ce il form di registrazione, anche se essa è riservata ai parenti di portatori supporti o portatori di supporti(la navigazione non è buona potrebbe essere aggiunte le modali)</text:span></text:p>
      <text:p text:style-name="P2"><text:span text:style-name="T1">Nella pagina supporto sono presenti le seguenti sezioni:assistenza, rimborso e servizio sanitario, corsi, riabilitazione, assicura il processore, cura e manutezione.</text:span></text:p>
      <text:p text:style-name="P2"><text:span text:style-name="T1">Anche qui per attivare ogni sezione ce bisogno di un doppio click, nella sezione assistenza ce la divisione in maggiori informazioni e centri di assistenza, nelle maggiori informazioni vi è i numeri, mentre nei centro di assistenza non ci sono gli elenchi ma la possibilita di scaricarli.</text:span></text:p>
      <text:p text:style-name="P2"><text:span text:style-name="T1">Nella sezione rimborso e servizio sanitario, ci sono solo informazioni, che a mio avviso risultano carenti e la possibilità di scaricare una guida.</text:span></text:p>
      <text:p text:style-name="P2"><text:span text:style-name="T1">Nella sezione corsi ci sono la lista dei corsi avvenuti e alcune informazioni ad esse inerenti del tipo, essi sono liberi e gratutiti, ma non ho informazioni sui prossimi eventi.</text:span></text:p>
      <text:p text:style-name="P2"><text:span text:style-name="T1">Nella sezione riabilitazione troviamo: Home Trainining Uditivo, Sound Foundation For Babies, Small Talk, primi suoni.</text:span></text:p>
      <text:p text:style-name="P2"><text:span text:style-name="T1">Nell’ Home training ce la possibilità di scaricare file per test uditivi, non so come essi possano essere valutati e come possa un ipoudente possa sentirsi nello scaricare e poi valutare il test, nello specifico i test sono suddivisi per adulti e bambini.</text:span></text:p>
      <text:p text:style-name="P2"><text:span text:style-name="T1">Nella sezione Sound Foundation for Babies ci sono esercizi settimanali scaricabili e quindi non interattivi, e un elenco delle persone che hanno contribuito.</text:span></text:p>
      <text:p text:style-name="P2"><text:span text:style-name="T1">Il pacchetto SmallTalk è stato ideato appositamente per le famiglie di quei bambini ai quali è stato diagnosticato un problema di udito nei primi mesi di vita, probabilmente attraverso lo screening uditivo universale neonatale, a mio avviso un libretto, un dvd non porta a rassicurare le persone poiche mancano informazioni tangibili in maniera immediata.</text:span></text:p>
      <text:p text:style-name="P2"><text:span text:style-name="T1">Il pacchetto SmallTalk è stato ideato appositamente per le famiglie di quei bambini ai quali è stato diagnosticato un problema di udito nei primi mesi di vita probabilmente attraverso lo screening uditivo universale neonatale, anche qui presente un download e non un service online.</text:span></text:p>
      <text:p text:style-name="P2"><text:span text:style-name="T1">Nella sezione Online Store ci sono i meccanismi per la registrazione che ti reinderizza al form o all’ accesso in caso di avere un account, anche in questo caso si va in un altra pagina.</text:span></text:p>
      <text:p text:style-name="P4"/>
      <text:p text:style-name="P4"/>
      <text:p text:style-name="P2"><text:span text:style-name="T2">Visione Professionale</text:span></text:p>
      <text:p text:style-name="P4"/>
      <text:p text:style-name="P2"><text:span text:style-name="T1">Acquisto di un prodotto è una delle task principali che l’ utente vorrà svorlgere una volta entrato nella piattaforma, per far cio ce bisogno di entrare nella sezione Online Store e creare un account.</text:span></text:p>
      <text:p text:style-name="P2"><text:span text:style-name="T1">Il primo step nella creazione dell’ account è scegliere la categoria a cui si fa parte, che si suddivide in familiare/tutore, utilizzatore, ospite, a prima impressione a seconda della scelta qui fatta si avrà una lista di prodotti diversa quindi a vantaggio di alcuni e svantaggio di altri.</text:span></text:p>
      <text:p text:style-name="P2"><text:span text:style-name="T1">Fatta la prima scelta Nella pagina successiva ci sono tre step: le tue informazioni che consiste nell’ inserimento dei dati anagrafici, la sezione dettagli d’ accesso informazioni relative a password e email da utilizzare, infine la verifica che consiste nel verificare il proprio account tramite la ricezione di un email.</text:span></text:p>
      <text:p text:style-name="P2"><text:span text:style-name="T1">Svolta la registrazione, si è finalmente nello store, anche esso esterno alla piattaforma, qui non è presente una barra di ricerca, gli oggetti non hanno una didascalia dettagliata e informativa del prodotto, una volta selezionato e volendo svolgere il pagamento, si dovranno inserire una gran mole di informazioni.</text:span></text:p>
      <text:p text:style-name="P2"><text:soft-page-break/><text:span text:style-name="T1">Ricevere un supporto puo essere un altro desiderio dell’ utente, in questo caso di andrà nella sezione supporto, in particolar modo si suddividono la tipoligie di supporti in: corsi, riabilitazione, assicura il processore, ecc.</text:span></text:p>
      <text:p text:style-name="P2"><text:span text:style-name="T1">A prima impressione non ce un metodo in cui un operatore possa interloquire attraverso la piattaforma con il clinete ma solo informazioni di un iter che l’ utente deve svolgere per entrare in contatto attraverso telefono o mail con un operatore.</text:span></text:p>
      <text:p text:style-name="P2"><text:span text:style-name="T1">Trovare una clinica: per svolgere questa task è necessario entrare nella sezione comunità, questo può risultare ambiguo, poiche ce la sezione supporto, una volta qui attraverso doppio click si puo entrare nella sezione trova una clinica.</text:span></text:p>
      <text:p text:style-name="P2"><text:span text:style-name="T1">Nel dettaglio in trova una clinica ce una mappa google, con una leggenda e due campi di inserimento, la localizzazione non è automatica è ben fatta, ma va settata manualmente, in oltre ce anche la possibilita di selezionare la clinica di nostro interesse.</text:span></text:p>
      <text:p text:style-name="P2"><text:span text:style-name="T1">Registrazione nella Family per la registrazione nella family è molto limitata, in particolar modo è permesso solo a parenti e tutori di portatori di impianti acustici o portatori diretti, questo mi sembra in opportuno e potrebbe risultare insoddisfacente per chi sta cercando di combattere la paura e cercare un gruppo/famiglia che lo faccia sentire normale.</text:span></text:p>
      <text:p text:style-name="P2"><text:span text:style-name="T1">Per avere informazioni è possibile entrare nella sezione domande frequenti ma esso è un po scomodo, o si va nella tendina di supporto o si trova nella destra della sezione indicata. </text:span></text:p>
      <text:p text:style-name="P2"><text:span text:style-name="T1">Una volta entrati ci sono domande relative ai prodotti, ma non ai primi approcci, inoltre non vedo form di inserimento domande, probabilmente esse sono domande standard messe li a capocchia.</text:span></text:p>
      <text:p text:style-name="P5"/>
      <text:p text:style-name="P2"><text:span text:style-name="T2">Analisi Diretta</text:span></text:p>
      <text:p text:style-name="P4"/>
      <text:p text:style-name="P2"><text:span text:style-name="T1">I problemi riscontrati, pagina per pagina, sono stati menzionati in ordine di gravità’. Prima di ogni singola pagina, sono elencati i problemi che si riscontrano in maniera generale. </text:span></text:p>
      <text:p text:style-name="P4"/>
      <text:p text:style-name="P2"><text:span text:style-name="T1">● 4. </text:span><text:span text:style-name="T2">Coerenza e standard</text:span><text:span text:style-name="T1">​: cliccando sul logo e sul motto della azienda si svolge la stessa azione ovvero quella di riportare alla Home. Stesso discorso si ha quando un utente è in una qualsiasi pagina, escluse lo store online o nella registrazione dello store e anche in domande frequenti non è piu possibile essere rindirizzati alla home, l’ accesso per i professionisti non è ben visibile.</text:span></text:p>
      <text:p text:style-name="P4"/>
      <text:p text:style-name="P2"><text:span text:style-name="T1">Homepage </text:span></text:p>
      <text:p text:style-name="P4"/>
      <text:p text:style-name="P2"><text:span text:style-name="T1">● 11.</text:span><text:span text:style-name="T2"> Predicibilità​</text:span><text:span text:style-name="T1">: non è intuitivo prevedere le varie opzioni nell’ header, specialmente con lo sliding delle immagini non permette una buona concentrazione,</text:span></text:p>
      <text:p text:style-name="P2"><text:span text:style-name="T1">specialmente nella parte alta delle immagini ce la voce carattere di cui non è ben chiaro il significato </text:span></text:p>
      <text:p text:style-name="P4"/>
      <text:p text:style-name="P2"><text:span text:style-name="T1">Domande Frequenti</text:span></text:p>
      <text:p text:style-name="P4"/>
      <text:p text:style-name="P2"><text:soft-page-break/><text:span text:style-name="T1">● 15. </text:span><text:span text:style-name="T2">Soddisfazione soggettiva</text:span><text:span text:style-name="T1">: L’ interattività non è immediata, specialmente nella sezione delle domande frequenti questo porta a tempi di attesa e frustrazione, la gestione degli spazi è molto attenta ma la grafica non è accattivante, navigazione bloccata</text:span></text:p>
      <text:p text:style-name="P4"/>
      <text:p text:style-name="P4"/>
      <text:p text:style-name="P2"><text:span text:style-name="T1">// Aggiungere altre sezioni del sito </text:span></text:p>
      <text:p text:style-name="P4"/>
      <text:p text:style-name="P2"><text:span text:style-name="T2">Analisi inversa</text:span><text:span text:style-name="T1"> </text:span></text:p>
      <text:p text:style-name="P4"/>
      <text:p text:style-name="P2"><text:span text:style-name="T1">1. </text:span><text:span text:style-name="T2">Visibilità dello stato del sistema</text:span><text:span text:style-name="T1">: </text:span></text:p>
      <text:p text:style-name="P2"><text:span text:style-name="T1">Nella piattaforma non ce una vera e propria registrazione, la navigazione risulta molto piatta e priva di feedback in ogni sezione in cui ci troviamo, specialmente nella sezione cerca una clinica, la mappa è sfasata, con localizzazione sbagliata e non chiede direttamente informazioni all utente</text:span></text:p>
      <text:p text:style-name="P4"/>
      <text:p text:style-name="P2"><text:span text:style-name="T1"><text:s/>2. </text:span><text:span text:style-name="T2">Mach tra il sistema e il mondo reale</text:span><text:span text:style-name="T1">: </text:span></text:p>
      <text:p text:style-name="P2"><text:span text:style-name="T1">Non essendoci il login, non ce personalizzazione e identificazione dell’ individuo, inoltre nella sezione domande frequenti gli spazi non sono ben gestiti come consono nel mondo reale</text:span></text:p>
      <text:p text:style-name="P4"/>
      <text:p text:style-name="P2"><text:span text:style-name="T1">3. </text:span><text:span text:style-name="T2">User control e libertà:</text:span></text:p>
      <text:p text:style-name="P2"><text:span text:style-name="T1"><text:s/>a. Nella sezione “ChoclerFamily” non viene data l’ opzione ospite o persona priva di dispositivo </text:span></text:p>
      <text:p text:style-name="P2"><text:span text:style-name="T1">4. </text:span><text:span text:style-name="T2">Coerenza e standard</text:span><text:span text:style-name="T1">:​ </text:span></text:p>
      <text:p text:style-name="P2"><text:span text:style-name="T1">In genere lo standard viene rispettato, ma nella sezione domande frequenti manda a fanculo tutto, sia gli spazi sia la navigazione, per quanto riguarda la navigazione anche nello shop online è un problema.</text:span></text:p>
      <text:p text:style-name="P4"/>
      <text:p text:style-name="P2"><text:span text:style-name="T1">5. </text:span><text:span text:style-name="T2">Prevenzione degli errori: </text:span></text:p>
      <text:p text:style-name="P2"><text:span text:style-name="T1">Questa linea guida viene rispecchiata dal sistema in tutti i suoi task, benchè la piattaforma priva di login aperto a tutti risulta molto statico.</text:span></text:p>
      <text:p text:style-name="P4"/>
      <text:p text:style-name="P2"><text:soft-page-break/><text:span text:style-name="T1"><text:s/>6. </text:span><text:span text:style-name="T2">Recognition piuttosto che recall</text:span><text:span text:style-name="T1">: Questa linea guida non viene rispecchiata, ma è già stata identificata durante l’analisi diretta. </text:span></text:p>
      <text:p text:style-name="P4"/>
      <text:p text:style-name="P2"><text:span text:style-name="T1">7. </text:span><text:span text:style-name="T2">Flessibilità ed efficienza d’uso</text:span><text:span text:style-name="T1">:​ Questa linea guida viene rispecchiata dal sistema in tutti i suoi task. </text:span></text:p>
      <text:p text:style-name="P4"/>
      <text:p text:style-name="P2"><text:span text:style-name="T1">8. </text:span><text:span text:style-name="T2">Estetica e design minimalista</text:span><text:span text:style-name="T1">​: </text:span></text:p>
      <text:p text:style-name="P2"><text:span text:style-name="T1">a. Nella sezione “Gruppi di supporto” il font varia, rendendo cosi le informazioni non facilmente fruibili all’ utente.</text:span></text:p>
      <text:p text:style-name="P2"><text:span text:style-name="T1">b. Nella sezione “Domande Frequenti” gli spazi non vengono rispettati e tutto sembra sovrapporsi</text:span></text:p>
      <text:p text:style-name="P4"/>
      <text:p text:style-name="P2"><text:span text:style-name="T1"><text:s/>9. </text:span><text:span text:style-name="T2">Aiutare gli utenti a riconoscere, diagnosticare, e recuperare gli errori: </text:span></text:p>
      <text:p text:style-name="P2"><text:span text:style-name="T1">Questa linea guida viene rispecchiata dal sistema in tutti i suoi task.</text:span></text:p>
      <text:p text:style-name="P4"/>
      <text:p text:style-name="P2"><text:span text:style-name="T2">10. Help e documentazione: </text:span></text:p>
      <text:p text:style-name="P2"><text:span text:style-name="T1">Oltre alla fornitura d’ informazioni basilari, non c’è uno strumento di help, rendendo cosi poco utilizzabile la piattaforma per i meno esperti, linea guida completamente mancante</text:span></text:p>
      <text:p text:style-name="P4"/>
      <text:p text:style-name="P2"><text:span text:style-name="T2">11. Predicibilità</text:span><text:span text:style-name="T1">: Non sono emersi punti in cui questa linea guida non viene rispettata oltre a quelli già identificati durante l’analisi diretta. </text:span></text:p>
      <text:p text:style-name="P4"/>
      <text:p text:style-name="P2"><text:span text:style-name="T2">12. Appropriatezza culturale</text:span><text:span text:style-name="T1">: Non sono emersi punti in cui questa linea guida non viene rispettata. </text:span></text:p>
      <text:p text:style-name="P4"/>
      <text:p text:style-name="P2"><text:span text:style-name="T1">13. </text:span><text:span text:style-name="T2">Precisione</text:span><text:span text:style-name="T1">​: Ogni sezione fornisce delle informazioni base accurate, ma non con la dovuta precisione e dettagliatezza. </text:span></text:p>
      <text:p text:style-name="P4"/>
      <text:p text:style-name="P2"><text:span text:style-name="T2">14. Apprendimento</text:span><text:span text:style-name="T1">​: La struttura dell’applicazione non è gerarchicamente ben organizzata e quindi poco intuibile. Per questo motivo vi e’ difficoltà nell’apprendimento. Questa situazione viene riscontrata in generale in tutte le sezioni dell’app. </text:span></text:p>
      <text:p text:style-name="P4"><text:soft-page-break/></text:p>
      <text:p text:style-name="P2"><text:span text:style-name="T1">15.</text:span><text:span text:style-name="T2"> Soddisfazione soggettiva</text:span><text:span text:style-name="T1">:​ Non sembra essere immediato l’ interlocuzione con un operatore, non ce una possibilita di personalizzazione di informazioni e un area propria da gestire, l’ acquisto non è propriamente immediate, questo crea bassa soddisfazione.</text:span></text:p>
      <text:p text:style-name="P4"/>
      <text:p text:style-name="P4"/>
      <text:p text:style-name="P4"/>
      <text:p text:style-name="P2"><text:span text:style-name="T2">Test Utenti Reali</text:span></text:p>
      <text:p text:style-name="P4"/>
      <text:p text:style-name="P2"><text:span text:style-name="T1">//possibilita di fare test full</text:span></text:p>
      <text:p text:style-name="P2"><text:span text:style-name="T1">Vista la mancanza di un team specializzato per il testing del software funzionante e attivo Cochlear messo a disposizione dall’omonima azienda, si è deciso di procedere con il Discount Usability Testing​, più informale, intuitivo e a buon mercato. Sono stati quindi presi due utenti: un padre di famiglia impiegato possessore di un impianto solare domestico e una contabile di un’azienda, interessata più all’aspetto economico. Gli sono state date tre operazioni da portare a termine e durante l’esecuzione sono stati osservati gli errori, i punti critici del sistema e le sue falle.</text:span></text:p>
      <text:p text:style-name="P4"/>
      <text:p text:style-name="P4"/>
      <table:table table:name="Table1" table:style-name="Table1">
        <table:table-column table:style-name="Table1.A" table:number-columns-repeated="2"/>
        <text:soft-page-break/>
        <table:table-row table:style-name="Table1.1">
          <table:table-cell table:style-name="Table1.A1" office:value-type="string">
            <text:p text:style-name="P3"><text:span text:style-name="T2">Metodologia di test</text:span></text:p>
          </table:table-cell>
          <table:table-cell table:style-name="Table1.A1" office:value-type="string">
            <text:p text:style-name="P3"><text:span text:style-name="T1">Discount Usability Testing</text:span></text:p>
          </table:table-cell>
        </table:table-row>
        <table:table-row table:style-name="Table1.1">
          <table:table-cell table:style-name="Table1.A1" office:value-type="string">
            <text:p text:style-name="P3"><text:span text:style-name="T2">Elenco dei task da testare</text:span></text:p>
          </table:table-cell>
          <table:table-cell table:style-name="Table1.A1" office:value-type="string">
            <text:list xml:id="list6318389558323236820" text:style-name="WWNum7">
              <text:list-item>
                <text:p text:style-name="P18"><text:span text:style-name="T1">Acquisto di un prodotto</text:span></text:p>
              </text:list-item>
              <text:list-item>
                <text:p text:style-name="P18"><text:span text:style-name="T1">Ricevere un supporto:</text:span></text:p>
              </text:list-item>
              <text:list-item>
                <text:p text:style-name="P18"><text:span text:style-name="T1">Trovare una clinica</text:span></text:p>
              </text:list-item>
              <text:list-item>
                <text:p text:style-name="P18"><text:span text:style-name="T1">Avere informazioni :</text:span></text:p>
              </text:list-item>
              <text:list-item>
                <text:p text:style-name="P18"><text:span text:style-name="T1">Registrazione nella Family</text:span></text:p>
              </text:list-item>
              <text:list-item>
                <text:p text:style-name="P18"><text:span text:style-name="T1">Visualizzare Gruppi di supporto:</text:span></text:p>
              </text:list-item>
            </text:list>
          </table:table-cell>
        </table:table-row>
        <table:table-row table:style-name="Table1.1">
          <table:table-cell table:style-name="Table1.A1" office:value-type="string">
            <text:p text:style-name="P3"><text:span text:style-name="T2">Numero di test</text:span></text:p>
          </table:table-cell>
          <table:table-cell table:style-name="Table1.A1" office:value-type="string">
            <text:p text:style-name="P3"><text:span text:style-name="T1">2</text:span></text:p>
          </table:table-cell>
        </table:table-row>
        <table:table-row table:style-name="Table1.1">
          <table:table-cell table:style-name="Table1.A1" office:value-type="string">
            <text:p text:style-name="P3"><text:span text:style-name="T2">Metodologia di testing</text:span></text:p>
          </table:table-cell>
          <table:table-cell table:style-name="Table1.A1" office:value-type="string">
            <text:p text:style-name="P3"><text:span text:style-name="T1">Thinking Aloud</text:span></text:p>
          </table:table-cell>
        </table:table-row>
        <table:table-row table:style-name="Table1.1">
          <table:table-cell table:style-name="Table1.A1" office:value-type="string">
            <text:p text:style-name="P3"><text:span text:style-name="T2">Numero di test per metodologia</text:span></text:p>
          </table:table-cell>
          <table:table-cell table:style-name="Table1.A1" office:value-type="string">
            <text:p text:style-name="P3"><text:span text:style-name="T1">2</text:span></text:p>
          </table:table-cell>
        </table:table-row>
        <table:table-row table:style-name="Table1.1">
          <table:table-cell table:style-name="Table1.A1" office:value-type="string">
            <text:p text:style-name="P3"><text:span text:style-name="T2">Scelta e giustificazione dei soggetti</text:span></text:p>
          </table:table-cell>
          <table:table-cell table:style-name="Table1.A1" office:value-type="string">
            <text:p text:style-name="P3"><text:span text:style-name="T1">I soggetti scelti per testare l’app sono un uomo e una donna sulla cinquantina: Daniele,​ padre di famiglia impiegato in un'impresa petrolchimica, e Angela, ​madre di famiglia, imprenditrice. Sono state scelte queste persone in quanto rappresentative del target di utenza e direttamente coinvolte per quanto riguarda il monitoraggio del proprio impianto solare</text:span></text:p>
          </table:table-cell>
        </table:table-row>
      </table:table>
      <text:p text:style-name="P4"><text:soft-page-break/></text:p>
      <text:p text:style-name="P4"/>
      <text:p text:style-name="P5"/>
      <text:p text:style-name="P5"/>
      <text:p text:style-name="P2"><text:span text:style-name="T2">Esecuzione e Valutazione del test</text:span></text:p>
      <text:p text:style-name="P4"/>
      <text:p text:style-name="P2"><text:span text:style-name="T1">Il test è stato ampiamente spiegato ad entrambi gli utenti, mettendoli al corrente che sarebbero state valutate le ambiguità e difficoltà del sistema e non loro stessi. Seguendo le metodologie del thinking aloud gli è stato detto che avrebbero dovuto “pensare ad alta voce”, raccontando in particolare cosa stavano cercando di fare, come pensavano di procedere e quali fossero i loro dubbi. Al fine di valutare i dati risultanti dal test si è scelto di seguire le metriche dell’usabilità quali successo, errori, efficienza e apprendibilità. Non è stato considerato il tempo di esecuzione di un task in quanto utilizzando questa metodologia di test(thinking aloud) esso è fortemente influenzato. Al fine di eseguire i test gli utenti hanno utilizzato il sistema partendo dalla pagina principale di un impianto, senza averla mai vista prima.</text:span></text:p>
      <text:p text:style-name="P4"/>
      <text:p text:style-name="P4"/>
      <table:table table:name="Table2" table:style-name="Table2">
        <table:table-column table:style-name="Table2.A"/>
        <table:table-column table:style-name="Table2.B"/>
        <table:table-column table:style-name="Table2.C" table:number-columns-repeated="3"/>
        <text:soft-page-break/>
        <table:table-row table:style-name="Table2.1">
          <table:table-cell table:style-name="Table2.A1" office:value-type="string">
            <text:p text:style-name="P3"><text:span text:style-name="T2">Daniele</text:span></text:p>
          </table:table-cell>
          <table:table-cell table:style-name="Table2.A1" office:value-type="string">
            <text:p text:style-name="P3"><text:span text:style-name="T1">Successo</text:span></text:p>
          </table:table-cell>
          <table:table-cell table:style-name="Table2.A1" office:value-type="string">
            <text:p text:style-name="P3"><text:span text:style-name="T1">Errori</text:span></text:p>
          </table:table-cell>
          <table:table-cell table:style-name="Table2.A1" office:value-type="string">
            <text:p text:style-name="P3"><text:span text:style-name="T1">EfficIenza</text:span></text:p>
          </table:table-cell>
          <table:table-cell table:style-name="Table2.A1" office:value-type="string">
            <text:p text:style-name="P3"><text:span text:style-name="T1">Apprendibilità</text:span></text:p>
          </table:table-cell>
        </table:table-row>
        <table:table-row table:style-name="Table2.1">
          <table:table-cell table:style-name="Table2.A1" office:value-type="string">
            <text:p text:style-name="P3"><text:span text:style-name="T1">Task 1</text:span></text:p>
          </table:table-cell>
          <table:table-cell table:style-name="Table2.A1" office:value-type="string">
            <text:p text:style-name="P3"><text:span text:style-name="T1">Si, aiuto</text:span></text:p>
          </table:table-cell>
          <table:table-cell table:style-name="Table2.A1" office:value-type="string">
            <text:p text:style-name="P3"><text:span text:style-name="T1">Si</text:span></text:p>
          </table:table-cell>
          <table:table-cell table:style-name="Table2.A1" office:value-type="string">
            <text:p text:style-name="P3"><text:span text:style-name="T1">No</text:span></text:p>
          </table:table-cell>
          <table:table-cell table:style-name="Table2.A1" office:value-type="string">
            <text:p text:style-name="P3"><text:span text:style-name="T1">Si</text:span></text:p>
          </table:table-cell>
        </table:table-row>
        <table:table-row table:style-name="Table2.1">
          <table:table-cell table:style-name="Table2.A1" office:value-type="string">
            <text:p text:style-name="P3"><text:span text:style-name="T1">Task 2</text:span></text:p>
          </table:table-cell>
          <table:table-cell table:style-name="Table2.A1" office:value-type="string">
            <text:p text:style-name="P3"><text:span text:style-name="T1">Si, aiuto</text:span></text:p>
          </table:table-cell>
          <table:table-cell table:style-name="Table2.A1" office:value-type="string">
            <text:p text:style-name="P3"><text:span text:style-name="T1">Si</text:span></text:p>
          </table:table-cell>
          <table:table-cell table:style-name="Table2.A1" office:value-type="string">
            <text:p text:style-name="P3"><text:span text:style-name="T1">No</text:span></text:p>
          </table:table-cell>
          <table:table-cell table:style-name="Table2.A1" office:value-type="string">
            <text:p text:style-name="P3"><text:span text:style-name="T1">No</text:span></text:p>
          </table:table-cell>
        </table:table-row>
        <table:table-row table:style-name="Table2.1">
          <table:table-cell table:style-name="Table2.A1" office:value-type="string">
            <text:p text:style-name="P3"><text:span text:style-name="T1">Task 3</text:span></text:p>
          </table:table-cell>
          <table:table-cell table:style-name="Table2.A1" office:value-type="string">
            <text:p text:style-name="P3"><text:span text:style-name="T1">Si</text:span></text:p>
          </table:table-cell>
          <table:table-cell table:style-name="Table2.A1" office:value-type="string">
            <text:p text:style-name="P3"><text:span text:style-name="T1">No</text:span></text:p>
          </table:table-cell>
          <table:table-cell table:style-name="Table2.A1" office:value-type="string">
            <text:p text:style-name="P3"><text:span text:style-name="T1">SI</text:span></text:p>
          </table:table-cell>
          <table:table-cell table:style-name="Table2.A1" office:value-type="string">
            <text:p text:style-name="P3"><text:span text:style-name="T1">Si</text:span></text:p>
          </table:table-cell>
        </table:table-row>
        <table:table-row table:style-name="Table2.1">
          <table:table-cell table:style-name="Table2.A1" office:value-type="string">
            <text:p text:style-name="P3"><text:span text:style-name="T1">Task 4</text:span></text:p>
          </table:table-cell>
          <table:table-cell table:style-name="Table2.A1" office:value-type="string">
            <text:p text:style-name="P3"><text:span text:style-name="T1">Si, aiuto</text:span></text:p>
          </table:table-cell>
          <table:table-cell table:style-name="Table2.A1" office:value-type="string">
            <text:p text:style-name="P3"><text:span text:style-name="T1">Si</text:span></text:p>
          </table:table-cell>
          <table:table-cell table:style-name="Table2.A1" office:value-type="string">
            <text:p text:style-name="P3"><text:span text:style-name="T1">No</text:span></text:p>
          </table:table-cell>
          <table:table-cell table:style-name="Table2.A1" office:value-type="string">
            <text:p text:style-name="P3"><text:span text:style-name="T1">Si</text:span></text:p>
          </table:table-cell>
        </table:table-row>
        <table:table-row table:style-name="Table2.1">
          <table:table-cell table:style-name="Table2.A1" office:value-type="string">
            <text:p text:style-name="P3"><text:span text:style-name="T1">Task 5</text:span></text:p>
          </table:table-cell>
          <table:table-cell table:style-name="Table2.A1" office:value-type="string">
            <text:p text:style-name="P3"><text:span text:style-name="T1">Si, aiuto</text:span></text:p>
          </table:table-cell>
          <table:table-cell table:style-name="Table2.A1" office:value-type="string">
            <text:p text:style-name="P3"><text:span text:style-name="T1">Si</text:span></text:p>
          </table:table-cell>
          <table:table-cell table:style-name="Table2.A1" office:value-type="string">
            <text:p text:style-name="P3"><text:span text:style-name="T1">No</text:span></text:p>
          </table:table-cell>
          <table:table-cell table:style-name="Table2.A1" office:value-type="string">
            <text:p text:style-name="P3"><text:span text:style-name="T1">No</text:span></text:p>
          </table:table-cell>
        </table:table-row>
        <table:table-row table:style-name="Table2.1">
          <table:table-cell table:style-name="Table2.A1" office:value-type="string">
            <text:p text:style-name="P3"><text:span text:style-name="T1">Task 6</text:span></text:p>
          </table:table-cell>
          <table:table-cell table:style-name="Table2.A1" office:value-type="string">
            <text:p text:style-name="P3"><text:span text:style-name="T1">Si</text:span></text:p>
          </table:table-cell>
          <table:table-cell table:style-name="Table2.A1" office:value-type="string">
            <text:p text:style-name="P3"><text:span text:style-name="T1">No</text:span></text:p>
          </table:table-cell>
          <table:table-cell table:style-name="Table2.A1" office:value-type="string">
            <text:p text:style-name="P3"><text:span text:style-name="T1">Si</text:span></text:p>
          </table:table-cell>
          <table:table-cell table:style-name="Table2.A1" office:value-type="string">
            <text:p text:style-name="P3"><text:span text:style-name="T1">Si</text:span></text:p>
          </table:table-cell>
        </table:table-row>
      </table:table>
      <text:p text:style-name="P4"><text:soft-page-break/></text:p>
      <text:p text:style-name="P4"/>
      <text:p text:style-name="P4"/>
      <text:p text:style-name="P4"/>
      <table:table table:name="Table3" table:style-name="Table3">
        <table:table-column table:style-name="Table3.A"/>
        <table:table-column table:style-name="Table3.B"/>
        <table:table-column table:style-name="Table3.C" table:number-columns-repeated="3"/>
        <text:soft-page-break/>
        <table:table-row table:style-name="Table3.1">
          <table:table-cell table:style-name="Table3.A1" office:value-type="string">
            <text:p text:style-name="P3"><text:span text:style-name="T2">Diana</text:span></text:p>
          </table:table-cell>
          <table:table-cell table:style-name="Table3.A1" office:value-type="string">
            <text:p text:style-name="P3"><text:span text:style-name="T1">Successo</text:span></text:p>
          </table:table-cell>
          <table:table-cell table:style-name="Table3.A1" office:value-type="string">
            <text:p text:style-name="P3"><text:span text:style-name="T1">Errori</text:span></text:p>
          </table:table-cell>
          <table:table-cell table:style-name="Table3.A1" office:value-type="string">
            <text:p text:style-name="P3"><text:span text:style-name="T1">EfficIenza</text:span></text:p>
          </table:table-cell>
          <table:table-cell table:style-name="Table3.A1" office:value-type="string">
            <text:p text:style-name="P3"><text:span text:style-name="T1">Apprendibilità</text:span></text:p>
          </table:table-cell>
        </table:table-row>
        <table:table-row table:style-name="Table3.1">
          <table:table-cell table:style-name="Table3.A1" office:value-type="string">
            <text:p text:style-name="P3"><text:span text:style-name="T1">Task 1</text:span></text:p>
          </table:table-cell>
          <table:table-cell table:style-name="Table3.A1" office:value-type="string">
            <text:p text:style-name="P3"><text:span text:style-name="T1">Si, aiuto</text:span></text:p>
          </table:table-cell>
          <table:table-cell table:style-name="Table3.A1" office:value-type="string">
            <text:p text:style-name="P3"><text:span text:style-name="T1">Si</text:span></text:p>
          </table:table-cell>
          <table:table-cell table:style-name="Table3.A1" office:value-type="string">
            <text:p text:style-name="P3"><text:span text:style-name="T1">No</text:span></text:p>
          </table:table-cell>
          <table:table-cell table:style-name="Table3.A1" office:value-type="string">
            <text:p text:style-name="P3"><text:span text:style-name="T1">Si</text:span></text:p>
          </table:table-cell>
        </table:table-row>
        <table:table-row table:style-name="Table3.1">
          <table:table-cell table:style-name="Table3.A1" office:value-type="string">
            <text:p text:style-name="P3"><text:span text:style-name="T1">Task 2</text:span></text:p>
          </table:table-cell>
          <table:table-cell table:style-name="Table3.A1" office:value-type="string">
            <text:p text:style-name="P3"><text:span text:style-name="T1">Si, aiuto</text:span></text:p>
          </table:table-cell>
          <table:table-cell table:style-name="Table3.A1" office:value-type="string">
            <text:p text:style-name="P3"><text:span text:style-name="T1">Si</text:span></text:p>
          </table:table-cell>
          <table:table-cell table:style-name="Table3.A1" office:value-type="string">
            <text:p text:style-name="P3"><text:span text:style-name="T1">No</text:span></text:p>
          </table:table-cell>
          <table:table-cell table:style-name="Table3.A1" office:value-type="string">
            <text:p text:style-name="P3"><text:span text:style-name="T1">No</text:span></text:p>
          </table:table-cell>
        </table:table-row>
        <table:table-row table:style-name="Table3.1">
          <table:table-cell table:style-name="Table3.A1" office:value-type="string">
            <text:p text:style-name="P3"><text:span text:style-name="T1">Task 3</text:span></text:p>
          </table:table-cell>
          <table:table-cell table:style-name="Table3.A1" office:value-type="string">
            <text:p text:style-name="P3"><text:span text:style-name="T1">Si</text:span></text:p>
          </table:table-cell>
          <table:table-cell table:style-name="Table3.A1" office:value-type="string">
            <text:p text:style-name="P3"><text:span text:style-name="T1">No</text:span></text:p>
          </table:table-cell>
          <table:table-cell table:style-name="Table3.A1" office:value-type="string">
            <text:p text:style-name="P3"><text:span text:style-name="T1">SI</text:span></text:p>
          </table:table-cell>
          <table:table-cell table:style-name="Table3.A1" office:value-type="string">
            <text:p text:style-name="P3"><text:span text:style-name="T1">Si</text:span></text:p>
          </table:table-cell>
        </table:table-row>
        <table:table-row table:style-name="Table3.1">
          <table:table-cell table:style-name="Table3.A1" office:value-type="string">
            <text:p text:style-name="P3"><text:span text:style-name="T1">Task 4</text:span></text:p>
          </table:table-cell>
          <table:table-cell table:style-name="Table3.A1" office:value-type="string">
            <text:p text:style-name="P3"><text:span text:style-name="T1">Si, aiuto</text:span></text:p>
          </table:table-cell>
          <table:table-cell table:style-name="Table3.A1" office:value-type="string">
            <text:p text:style-name="P3"><text:span text:style-name="T1">Si</text:span></text:p>
          </table:table-cell>
          <table:table-cell table:style-name="Table3.A1" office:value-type="string">
            <text:p text:style-name="P3"><text:span text:style-name="T1">No</text:span></text:p>
          </table:table-cell>
          <table:table-cell table:style-name="Table3.A1" office:value-type="string">
            <text:p text:style-name="P3"><text:span text:style-name="T1">Si</text:span></text:p>
          </table:table-cell>
        </table:table-row>
        <table:table-row table:style-name="Table3.1">
          <table:table-cell table:style-name="Table3.A1" office:value-type="string">
            <text:p text:style-name="P3"><text:span text:style-name="T1">Task 5</text:span></text:p>
          </table:table-cell>
          <table:table-cell table:style-name="Table3.A1" office:value-type="string">
            <text:p text:style-name="P3"><text:span text:style-name="T1">Si, aiuto</text:span></text:p>
          </table:table-cell>
          <table:table-cell table:style-name="Table3.A1" office:value-type="string">
            <text:p text:style-name="P3"><text:span text:style-name="T1">Si</text:span></text:p>
          </table:table-cell>
          <table:table-cell table:style-name="Table3.A1" office:value-type="string">
            <text:p text:style-name="P3"><text:span text:style-name="T1">No</text:span></text:p>
          </table:table-cell>
          <table:table-cell table:style-name="Table3.A1" office:value-type="string">
            <text:p text:style-name="P3"><text:span text:style-name="T1">No</text:span></text:p>
          </table:table-cell>
        </table:table-row>
        <table:table-row table:style-name="Table3.1">
          <table:table-cell table:style-name="Table3.A1" office:value-type="string">
            <text:p text:style-name="P3"><text:span text:style-name="T1">Task 6</text:span></text:p>
          </table:table-cell>
          <table:table-cell table:style-name="Table3.A1" office:value-type="string">
            <text:p text:style-name="P3"><text:span text:style-name="T1">Si</text:span></text:p>
          </table:table-cell>
          <table:table-cell table:style-name="Table3.A1" office:value-type="string">
            <text:p text:style-name="P3"><text:span text:style-name="T1">No</text:span></text:p>
          </table:table-cell>
          <table:table-cell table:style-name="Table3.A1" office:value-type="string">
            <text:p text:style-name="P3"><text:span text:style-name="T1">Si</text:span></text:p>
          </table:table-cell>
          <table:table-cell table:style-name="Table3.A1" office:value-type="string">
            <text:p text:style-name="P3"><text:span text:style-name="T1">Si</text:span></text:p>
          </table:table-cell>
        </table:table-row>
      </table:table>
      <text:p text:style-name="P4"><text:soft-page-break/></text:p>
      <text:p text:style-name="P4"/>
      <text:p text:style-name="P2"><text:span text:style-name="T2">Analisi dei dati</text:span></text:p>
      <text:p text:style-name="P5"/>
      <text:p text:style-name="P2"><text:span text:style-name="T1">Analisi dei dati Entrambi gli utenti hanno fatto notare una mancanza di chiarezza nei termini che spiegano il ruolo di ogni sezione, soprattutto nella richiesta di un informazione e poca chiarezza/grande complessità per la registrazione nella cochelar family. Alcune volte anche la mancanza totale di scritte ed etichette hanno portato l’attenzione dell’utente per cercare di capire quale fosse il significato. Un esempio lampante è il caso di un utente che svolge per la prima volta l’ acquisto di un prodotto acustico, le sezioni domande e la sezione per l’ acquisto sono separate e questo porta l’ utente a dover cercare continuamente informazioni in maniera lenta e macchinosa . Anzi la stessa documentazione(tooltip), fornita, gli ha fuorviati ancora di più. Diana era convinta che gli widget citati in precedenza conducessero ad una pagina con un dettaglio maggiore, cosa che non accade. Inoltre nel svolgere il secondo task ha necessitato di un aiuto perchè non riusciva a capire quale fosse la sezione di pertinenza. Si è trovata inoltre in difficoltà a capire la differenza fra alcune sezioni e nel comprendere opzioni durante le varie registrazioni. Specialmente quelle nella sezione “Cochelar Family”. Per questo motivo non è riuscita a completare il task di riferimento e ha chiesto quale fosse l’ opzione giusta e se questa piattaforma fosse aperta a tutti anche ai novizi. Vi è stato, inoltre, un dubbio sulla navigazione poichè il logo non sempre riporta alla home. Daniele si è lamentato spesso per l’ incompletezza dei task, ad esempio nella ricerca di un supporto reinderizza ad altre cliniche al di fuori della cosidetta famiglia. Ha inoltre espresso insoddisfazione nell’avvicinarsi per la prima volta a questa piattaforma, poiche gli risulta piatta e quasi avversa per le persone che stanno svolgendo i primi passi in questo mondo.</text:span></text:p>
      <text:p text:style-name="P5"/>
      <text:p text:style-name="P2"><text:span text:style-name="T2">Curve d’urgenza </text:span></text:p>
      <text:p text:style-name="P5"/>
      <text:p text:style-name="P2"><text:span text:style-name="T1">In base alle violazioni delle linee guida riscontrate in fase di ispezione ed in fase di user testing, sono state costruite le curve di urgenza utilizzando come metrica per l’impatto le violazioni notate maggiormente dagli utenti. Per favorire una migliore lettura dei diagrammi le linee guida sono state divise in 3 gruppi da 5.</text:span></text:p>
      <text:p text:style-name="P4"/>
      <text:p text:style-name="P2"><text:span text:style-name="T1">// mancano diagrammi </text:span></text:p>
      <text:p text:style-name="P4"/>
      <text:p text:style-name="P4"/>
      <text:p text:style-name="P2"><text:span text:style-name="T2">Conclusioni e Indicazioni</text:span></text:p>
      <text:p text:style-name="P5"/>
      <text:p text:style-name="P2"><text:span text:style-name="T1">Da una prima analisi dei dati raccolti si è notato come le linee guida violate che più hanno avuto impatto nell’esecuzione dei task da parte degli utenti siano state:</text:span></text:p>
      <text:p text:style-name="P4"/>
      <text:p text:style-name="P2"><text:span text:style-name="T1">● 2.</text:span><text:span text:style-name="T2"> Match tra il sistema e il mondo reale</text:span><text:span text:style-name="T1">: ​complice anche il linguaggio tecnico, ha creato difficoltà nel comprendere le informazioni che il sistema cercava di trasmettere. </text:span></text:p>
      <text:p text:style-name="P2"><text:span text:style-name="T1">● 4.</text:span><text:span text:style-name="T2"> Coerenza e standard</text:span><text:span text:style-name="T1">: ​soprattutto riscontrata nel rapporto fra la navigazione con logo e motto nell homepage e nella sezione domande frequenti, anche il font che varia nella sezione “cerca un supporto” non è piacevole</text:span></text:p>
      <text:p text:style-name="P4"/>
      <text:p text:style-name="P2"><text:span text:style-name="T1">● 6. </text:span><text:span text:style-name="T2">Recognition piuttosto che recall</text:span><text:span text:style-name="T1">: ​le informazioni durante l’ acquisto sono pressoche inesistenti</text:span></text:p>
      <text:p text:style-name="P2"><text:soft-page-break/><text:span text:style-name="T1"><text:s/></text:span></text:p>
      <text:p text:style-name="P2"><text:span text:style-name="T1">● 10. </text:span><text:span text:style-name="T2">Help e documentazione</text:span><text:span text:style-name="T1">: assenza totale di documentazione nella navigazione, documentazione carente e guide linea elemenari per la registrazione</text:span></text:p>
      <text:p text:style-name="P4"/>
      <text:p text:style-name="P2"><text:span text:style-name="T1">● 13. </text:span><text:span text:style-name="T2">Precisione</text:span><text:span text:style-name="T1">: ​soprattutto per quanto riguarda Daniele uno dei task non è stato colto se era stato portato a compimento o no.</text:span></text:p>
      <text:p text:style-name="P5"/>
      <text:p text:style-name="P5"/>
      <text:p text:style-name="P2"><text:span text:style-name="T2">Studio di fattibilita </text:span></text:p>
      <text:p text:style-name="P5"/>
      <text:p text:style-name="P2"><text:span text:style-name="T1">In questa fase del progetto andranno ad essere analizzati i “Contesti d’uso”, all’interno dei quali saranno descritti vincoli tecnici e ambientali oltre a definire il bacino di utenza; “Scenari d’uso”, delle storielle che hanno l’obiettivo di descrivere i task da eseguire senza tenere in considerazione l’interfaccia al fine di poter fornire, per la nuova grafica futura, un metro di paragone su cosa sia giusto inserirvi o meno; “Personas” una descrizione dei personaggi tipici che useranno l’app.</text:span></text:p>
      <text:p text:style-name="P5"/>
      <text:p text:style-name="P2"><text:span text:style-name="T2">Context of Use</text:span></text:p>
      <text:p text:style-name="P5"/>
      <text:p text:style-name="P2"><text:span text:style-name="T1">Qui di seguito si andranno ad elencare tutti i vari tipi di vincoli, di qualsiasi natura, che siano in grado di delineare nel complesso le esigenze di cui un utente medio necessita, oltre all’identificazione delle caratteristiche stesse che l’utente deve possedere.</text:span></text:p>
      <text:p text:style-name="P5"/>
      <text:p text:style-name="P2"><text:span text:style-name="T2">Identificazione Utenti</text:span></text:p>
      <text:p text:style-name="P5"/>
      <text:p text:style-name="P2"><text:span text:style-name="T1">Necessità e obiettivi degli utenti</text:span></text:p>
      <text:p text:style-name="P2"><text:span text:style-name="T1">Service/Esperti</text:span></text:p>
      <text:p text:style-name="P2"><text:span text:style-name="T1">- informazioni tecniche, confronti facilitati</text:span></text:p>
      <text:p text:style-name="P2"><text:span text:style-name="T1">- Richiesta campioni, percorsi di formazione/informazione</text:span></text:p>
      <text:p text:style-name="P2"><text:span text:style-name="T1">- Eventuali agevolazioni</text:span></text:p>
      <text:p text:style-name="P2"><text:soft-page-break/><text:span text:style-name="T1">- Disponibilità immediata, tempi di attesa</text:span></text:p>
      <text:p text:style-name="P4"/>
      <text:p text:style-name="P2"><text:span text:style-name="T1">Clienti finali</text:span></text:p>
      <text:p text:style-name="P2"><text:span text:style-name="T1">- Effetto finale, risultati garantiti</text:span></text:p>
      <text:p text:style-name="P2"><text:span text:style-name="T1">- Prove gratuite</text:span></text:p>
      <text:p text:style-name="P2"><text:span text:style-name="T1">- Test dell’udito</text:span></text:p>
      <text:p text:style-name="P2"><text:span text:style-name="T1">- Recensioni di altri clienti</text:span></text:p>
      <text:p text:style-name="P2"><text:span text:style-name="T1">- Soluzioni commisurate al budget</text:span></text:p>
      <text:p text:style-name="P4"/>
      <text:p text:style-name="P2"><text:span text:style-name="T1">Parenti/Conoscenti</text:span></text:p>
      <text:p text:style-name="P2"><text:span text:style-name="T1">- Informazioni per confermare i problemi di udito dei parenti</text:span></text:p>
      <text:p text:style-name="P2"><text:span text:style-name="T2">- </text:span><text:span text:style-name="T1">Consigli su come approcciarsi</text:span></text:p>
      <text:p text:style-name="P5"/>
      <text:p text:style-name="P2"><text:span text:style-name="T2">Intetificazione Task</text:span></text:p>
      <text:p text:style-name="P4"/>
      <text:p text:style-name="P4"/>
      <text:p text:style-name="P2"><text:span text:style-name="T1">Service/Esperti</text:span></text:p>
      <text:p text:style-name="P2"><text:span text:style-name="T1">- Possibilità di contatto diretto con esperti</text:span></text:p>
      <text:p text:style-name="P2"><text:span text:style-name="T1">- Iscrizione a training/meeting</text:span></text:p>
      <text:p text:style-name="P2"><text:span text:style-name="T1">- Modulo ritiro prodotto difettoso/garanzia online</text:span></text:p>
      <text:p text:style-name="P4"/>
      <text:p text:style-name="P2"><text:soft-page-break/><text:span text:style-name="T1">Clienti finali</text:span></text:p>
      <text:p text:style-name="P2"><text:span text:style-name="T1">- Richiesta di assistenza facilitata, numero per contattare l’assistenza, chat online</text:span></text:p>
      <text:p text:style-name="P2"><text:span text:style-name="T1">- Acquistare in maniera semplice</text:span></text:p>
      <text:p text:style-name="P4"/>
      <text:p text:style-name="P2"><text:span text:style-name="T1">Parenti/Conoscenti</text:span></text:p>
      <text:p text:style-name="P2"><text:span text:style-name="T1">- Registrazione per poi essere ricontattati da esperti/psicologi del settore, servizio di psicologia online</text:span></text:p>
      <text:p text:style-name="P2"><text:span text:style-name="T1">- Iscrizione di parenti/conoscenti a percorsi di comprensione del problema</text:span></text:p>
      <text:p text:style-name="P4"/>
      <text:p text:style-name="P2"><text:span text:style-name="T2">Vincoli tecnici</text:span></text:p>
      <text:p text:style-name="P5"/>
      <text:p text:style-name="P2"><text:span text:style-name="T1">Il sito web deve essere reso disponibile utilizzando un qualunque dispositivo ed utilizzando un qualunque browser.</text:span></text:p>
      <text:p text:style-name="P2"><text:span text:style-name="T1">Può inoltre reso utilizzabile in modalità offline implementando la relativa app. </text:span></text:p>
      <text:p text:style-name="P4"/>
      <text:p text:style-name="P2"><text:span text:style-name="T2">Vincoli ambientali</text:span></text:p>
      <text:p text:style-name="P5"/>
      <text:p text:style-name="P2"><text:span text:style-name="T1">Nessun vincolo ambientale, è chiaramente consigliata la visitazione del sito web in un ambiente che consenta di concentrarsi. Deve essere però supportata anche la lettura in ambienti rumorosi, quindi è importante facilitarla utilizzando immagini significative ed evidenziando le parole chiave.</text:span></text:p>
      <text:p text:style-name="P4"/>
      <text:p text:style-name="P5"/>
      <text:p text:style-name="P2"><text:span text:style-name="T2">Vincoli culturali</text:span></text:p>
      <text:p text:style-name="P5"/>
      <text:p text:style-name="P2"><text:span text:style-name="T2">//</text:span><text:span text:style-name="T1">persone afflite da deficit possono essere permalose, a seconda dei paesi ce un approccio diverso al problema </text:span></text:p>
      <text:p text:style-name="P4"><text:soft-page-break/></text:p>
      <text:p text:style-name="P4"/>
      <text:p text:style-name="P2"><text:span text:style-name="T2">Scenari</text:span></text:p>
      <text:list xml:id="list80614092822408" text:continue-list="list80614503294302" text:style-name="WWNum1">
        <text:list-item>
          <text:p text:style-name="P20"><text:span text:style-name="T9">Lucio, Iscriversi ad un meeting che si terrà probabilmente in un paese straniero.</text:span></text:p>
        </text:list-item>
        <text:list-item>
          <text:p text:style-name="P20"><text:span text:style-name="T9">Lucia, inizia a diventare grande ed a valutare anche la parte estetica dei suoi apparecchi uditivi. Senza farlo sapere a suoi genitori perché si vergona, vuole informarsi riguardo a dispositivi meno visibili.</text:span></text:p>
        </text:list-item>
        <text:list-item>
          <text:p text:style-name="P20"><text:span text:style-name="T9">Luca, Vuole informarsi riguardo ai problemi del suo amico Arturo e convincerlo ad effettuare un test uditivo e successivamente a provare uno di quegli apparecchi.</text:span></text:p>
        </text:list-item>
        <text:list-item>
          <text:p text:style-name="P23"><text:span text:style-name="T9">Arturo, Verrà convinto da Luca ad acquistare e provare un apparecchio. Il miglioramento sarà da lui notato nel giro di poco. Lo utilizzerà tutti i giorni perché risulterà molto comodo. Ad un certo punto però l’usura costringe Arturo ad inviare il suo apparecchio in assistenza. Sappiamo però che la sua pazienza è molto limitata.</text:span></text:p>
        </text:list-item>
      </text:list>
      <text:p text:style-name="P2"><text:span text:style-name="T1">// Acquisto Prodotto / Consulto / Fornitura Service / Manutenzione Device</text:span></text:p>
      <text:p text:style-name="P4"/>
      <text:p text:style-name="P2"><text:span text:style-name="T2">Personas</text:span></text:p>
      <text:p text:style-name="P5"/>
      <text:p text:style-name="P2"><text:span text:style-name="T1">Lucio – Service manager</text:span></text:p>
      <text:p text:style-name="P4"/>
      <text:p text:style-name="P2"><text:span text:style-name="T1">Lucio ha 42 anni, è una persona molto sportiva ed energica.</text:span></text:p>
      <text:p text:style-name="P2"><text:span text:style-name="T1">Ha una bellissima moglie ed una figlia di nome Sara.</text:span></text:p>
      <text:p text:style-name="P2"><text:span text:style-name="T1">Ha una laurea triennale in Markeing and Management. Ha lavorato per diverse aziende prima di aprire questo service verso l’età di 35 anni. Ora è capo e proprietario di questo store di 5 dipendenti.</text:span></text:p>
      <text:p text:style-name="P2"><text:span text:style-name="T1">Tutto sommato si ritiene soddisfatto della sua vita.</text:span></text:p>
      <text:p text:style-name="P4"/>
      <text:p text:style-name="P2"><text:span text:style-name="T1">Lucia </text:span></text:p>
      <text:p text:style-name="P2"><text:span text:style-name="T1">Ragazzina di 15 anni, con sin da piccola problemi di udito.</text:span></text:p>
      <text:p text:style-name="P2"><text:span text:style-name="T1">E’ figlia di una famiglia benestante, con nessun problema economico.</text:span></text:p>
      <text:p text:style-name="P2"><text:soft-page-break/><text:span text:style-name="T1">I problemi di udito la hanno portata a rimanere un po’ indietro a livello di crescita cognitiva rispetto ad un suo coetaneo. E’ infatti stata accompagnata da una maestra di sostegno per tutta la durata delle scuole elementari e medie. Ora che si trova al primo anno di superiori deve iniziare a cavarsela da sola.</text:span></text:p>
      <text:p text:style-name="P2"><text:span text:style-name="T1">E’ però una ragazza molto determinata supportata a pieno dai suo genitori ed il suo più grande sogno è diventare una designer di moda di successo.</text:span></text:p>
      <text:p text:style-name="P2"><text:span text:style-name="T1">Attualmente è iscritta all’accademia di danza della sua città, all’interno della quale frequenta tre allenamenti a settimana ed ha una competizione al mese.</text:span></text:p>
      <text:p text:style-name="P4"/>
      <text:p text:style-name="P4"/>
      <text:p text:style-name="P2"><text:span text:style-name="T1">Arturo</text:span></text:p>
      <text:p text:style-name="P4"/>
      <text:p text:style-name="P2"><text:span text:style-name="T1">E’ un noto avvocato 55-enne, che esercita il suo lavoro da più di 27 anni.</text:span></text:p>
      <text:p text:style-name="P2"><text:span text:style-name="T1">Arturo è una persona molto fiera di se stessa, che crede molto nel suo essere e nelle sue abilità.</text:span></text:p>
      <text:p text:style-name="P2"><text:span text:style-name="T1">Infatti, a causa del suo carattere molto forte (Arturo con il cazzo duro), è divorziato dalla moglie Maria ormai da 5 anni ed ha 2 figli rispettivamente Marco e Diana di 18 e 15 anni. </text:span></text:p>
      <text:p text:style-name="P2"><text:span text:style-name="T1">Nel tempo libero frequenta assiduamente il circolo tennis con <text:s/>un paio di <text:s/>suoi amici coetanei.</text:span></text:p>
      <text:p text:style-name="P2"><text:span text:style-name="T1">Ama viaggiare e dedicarsi allo svago (mignotte).</text:span></text:p>
      <text:p text:style-name="P2"><text:span text:style-name="T1">Arturo, a detta dei suoi amici e giocatori di tennis, da qualche tempo ha iniziato ad accusare qualche problema uditivo, ma, chiaramente, non è sua intenzione ammetterlo. La sua situazione, però, peggiora di giorno in giorno e questo problema si ritorce anche contro i clienti andando ad influenzare il suo lavoro, elemento fondamentale della sua vita.</text:span></text:p>
      <text:p text:style-name="P4"/>
      <text:p text:style-name="P2"><text:span text:style-name="T1">Luca</text:span></text:p>
      <text:p text:style-name="P4"/>
      <text:p text:style-name="P2"><text:span text:style-name="T1">Probabilmente il miglior amico di Arturo. Ha 56 anni.</text:span></text:p>
      <text:p text:style-name="P2"><text:span text:style-name="T1">Di professione fa il rappresentante farmaceutico per una multinazionale farmaceutica.</text:span></text:p>
      <text:p text:style-name="P2"><text:span text:style-name="T1">Non è sposato e non ha figli, ma convive con la sua compagna Svetlana di origine Ucraina, anni 40.</text:span></text:p>
      <text:p text:style-name="P2"><text:span text:style-name="T1">E’ molto preoccupato per la situazione del suo amico e si vuole informare per convincerlo a cercare soluzioni al suo problema.</text:span></text:p>
      <text:p text:style-name="P4"/>
      <text:p text:style-name="P2"><text:soft-page-break/><text:span text:style-name="T2">Proposta d’ intervento </text:span></text:p>
      <text:p text:style-name="P5"/>
      <text:p text:style-name="P2"><text:span text:style-name="T1">Si è scelto di utilizzare il modello di design goal-oriented CAO=S in quanto i componenti del gruppo non hanno tanta esperienza in questo campo e limitate disponibilità economiche, caratteristiche indispensabili per poter richiedere l’intervento di un esperto e coinvolgere utenti nella progettazione. In questo modo è possibile evitare gli errori più comuni nella progettazione di applicazioni usabilità.</text:span></text:p>
      <text:p text:style-name="P4"/>
      <text:p text:style-name="P2"><text:span text:style-name="T2">Modello CAO=S </text:span></text:p>
      <text:p text:style-name="P5"/>
      <text:p text:style-name="P2"><text:span text:style-name="T2">Attori</text:span></text:p>
      <text:p text:style-name="P5"/>
      <text:p text:style-name="P2"><text:span text:style-name="T1">Uno dei primi passi indispensabili di CAO=S e’ senza dubbio l’identificazione degli attori. Questi ultimi, come la teoria suggerisce si dividono in attori diretti e attori indiretti. Gli ultimi si riferiscono a tutti coloro che per un motivo o per l’altro hanno voce in capitolo nel definire le caratteristiche del sistema senza usare direttamente l’interfaccia. Quindi in questo contesto possiamo indicare come attori indiretti: </text:span></text:p>
      <text:p text:style-name="P2"><text:span text:style-name="T1">// il service</text:span></text:p>
      <text:p text:style-name="P2"><text:span text:style-name="T1">// l utente terzo </text:span></text:p>
      <text:p text:style-name="P2"><text:span text:style-name="T1">// l ospite che vuole svolgere dei semplici test</text:span></text:p>
      <text:p text:style-name="P4"/>
      <text:p text:style-name="P2"><text:span text:style-name="T1">Per quanto riguarda gli attori diretti, come veri utilizzatori del sistema abbiamo solo i proprietari di un device acustico e coloro che hanno accertato il loro problema, coloro che necessitano di svolgere un acquisto, ricevere informazioni relativi o avere una consulenza.</text:span></text:p>
      <text:p text:style-name="P2"><text:span text:style-name="T1">Per questo tipo di attori si andrà quindi a delineare un profilo ottimale dell’utenza prendendo in considerazione degli attori che sono rappresentativi della segmentazione individuata e classificarli da 1 a 5 (dove 1 rappresenta il valore più alto possibile, e 5 quello più basso) secondo determinate caratteristiche e capacità racchiudendo all’interno di un diagramma denominato diagramma di strategie. Esse sono: </text:span></text:p>
      <text:p text:style-name="P2"><text:span text:style-name="T1">● Competenza tecniche </text:span></text:p>
      <text:p text:style-name="P2"><text:span text:style-name="T1">● Competenze di dominio </text:span></text:p>
      <text:p text:style-name="P2"><text:span text:style-name="T1">● Competenze linguistiche </text:span></text:p>
      <text:p text:style-name="P2"><text:span text:style-name="T1">● Capacità fisiche </text:span></text:p>
      <text:p text:style-name="P2"><text:span text:style-name="T1">● Motivazione </text:span></text:p>
      <text:p text:style-name="P2"><text:span text:style-name="T1">● Concentrazione</text:span></text:p>
      <text:p text:style-name="P4"><text:soft-page-break/></text:p>
      <text:p text:style-name="P4"/>
      <text:p text:style-name="P2"><text:span text:style-name="T1">E’ importante non tenere in considerazione alcuni casi limiti. Ad esempio: </text:span></text:p>
      <text:p text:style-name="P2"><text:span text:style-name="T1">● Le persone troppo anziane che hanno delle competenze informatiche abbastanza scarse o che hanno problemi visivi come ad esempio cataratta; </text:span></text:p>
      <text:p text:style-name="P2"><text:span text:style-name="T1">● Gli utenti disabili che saranno affiancati in questo contesto da persone normodotate;</text:span></text:p>
      <text:p text:style-name="P5"/>
      <text:p text:style-name="P2"><text:span text:style-name="T1">// inserisci le persono con gli esagoni.. come farli?</text:span></text:p>
      <text:p text:style-name="P4"/>
      <text:p text:style-name="P5"/>
      <text:p text:style-name="P2"><text:span text:style-name="T2">Concetti</text:span></text:p>
      <text:p text:style-name="P5"/>
      <text:p text:style-name="P2"><text:span text:style-name="T1">Sulla base dei requisiti del progetto forniti dagli stakeholder si definiscono i principali concetti con cui gli utenti andranno ad interagire. Con concetto si intende il modo con cui gli utenti percepiscono l’organizzazione delle informazioni gestite dall’applicazione, ossia tutto ciò che è manipolabile da un attore. Date queste premesse è possibile identificare due concetti principali: </text:span></text:p>
      <text:list xml:id="list5477444613548071439" text:style-name="WWNum9">
        <text:list-item>
          <text:p text:style-name="P14"><text:span text:style-name="T2">Device // informazioni relativi all utilizzo e la riparazione di essi </text:span></text:p>
        </text:list-item>
        <text:list-item>
          <text:p text:style-name="P14"><text:span text:style-name="T2">Operatore // la possibilita di interagire con un esperto</text:span></text:p>
        </text:list-item>
        <text:list-item>
          <text:p text:style-name="P14"><text:span text:style-name="T2">Informazioni base // come scoprire la malattia e i diversi tipi di malattia</text:span></text:p>
        </text:list-item>
      </text:list>
      <text:p text:style-name="P5"/>
      <text:p text:style-name="P2"><text:span text:style-name="T2">Operazioni </text:span></text:p>
      <text:p text:style-name="P5"/>
      <text:p text:style-name="P2"><text:span text:style-name="T1">Le operazioni per CAO=S sono operazioni sui concetti, non sulle strutture dati. Le operazioni inoltre non si identificano come le funzioni del sistema, ma appunto sono compiti di interesse per gli attori sui concetti, che vengono poi portate a termine attraverso funzioni del sistema. Secondo questo modello abbiamo 4 tipi di operazione:</text:span></text:p>
      <text:list xml:id="list423925411570846403" text:style-name="WWNum10">
        <text:list-item>
          <text:p text:style-name="P15"><text:span text:style-name="T2">Acquisto prodotto</text:span></text:p>
        </text:list-item>
        <text:list-item>
          <text:p text:style-name="P15"><text:span text:style-name="T2">Svolgere domande</text:span></text:p>
        </text:list-item>
        <text:list-item>
          <text:p text:style-name="P15"><text:soft-page-break/><text:span text:style-name="T2">ricerca clinica </text:span></text:p>
        </text:list-item>
        <text:list-item>
          <text:p text:style-name="P15"><text:span text:style-name="T2">chiedere un consulto di un esperto</text:span></text:p>
        </text:list-item>
        <text:list-item>
          <text:p text:style-name="P15"><text:span text:style-name="T2">creazione profilo cochelar family </text:span></text:p>
        </text:list-item>
      </text:list>
      <text:p text:style-name="P5"/>
      <text:p text:style-name="P2"><text:span text:style-name="T1">Dovendo progettare un’applicazione indirizzata ipoudenti la maggior parte delle operazioni saranno di tipo interattivo, ossia di dialogo per risolvere il problema e migliorare la situazione, <text:s/>di creazione di un proprio profilo sulla piattaforma</text:span></text:p>
      <text:p text:style-name="P4"/>
      <text:p text:style-name="P4"/>
      <text:p text:style-name="P2"><text:span text:style-name="T1"><text:s/></text:span><text:span text:style-name="T2">Strutture </text:span></text:p>
      <text:p text:style-name="P5"/>
      <text:p text:style-name="P2"><text:span text:style-name="T1">Secondo CAO=S per la creazione delle strutture bisogna creare una tabella tridimensionale in cui sugli assi avremo attori, concetti e operazioni; nelle celle invece si andrà a specificare come gli attori interagiscono con i vari concetti usando le operazioni.</text:span></text:p>
      <text:p text:style-name="P4"/>
      <text:p text:style-name="P2"><text:span text:style-name="T1">//</text:span><text:span text:style-name="T2">tabella con il merge dei concetti e le operazioni, concetti nella parte orizzontale, operazioni sulla colonna</text:span></text:p>
      <text:p text:style-name="P4"/>
      <text:p text:style-name="P2"><text:span text:style-name="T2">Architettura dell informazione</text:span></text:p>
      <text:p text:style-name="P5"/>
      <text:p text:style-name="P2"><text:span text:style-name="T1">L’architettura delle Informazioni viene definita come il design strutturale dell’ambiente digitale dal punto di vista logico e semantico, che serve per lo scambio di informazioni. Ha come obiettivo ultimo quello di mettere in comunicazione gli utenti con il contenuto di ciò che viene presentato. Per poter creare un sito che sia coerente con le esigenze del pubblico di riferimento, è importante prima fare un’analisi approfondita di quello esistente, per vedere come è strutturato dal punto di vista organizzativo e che possa essere una buona base di partenza per quello nuovo.</text:span></text:p>
      <text:p text:style-name="P4"/>
      <text:p text:style-name="P4"/>
      <text:p text:style-name="P2"><text:span text:style-name="T2">Analisi strutturale del sistema esistente </text:span></text:p>
      <text:p text:style-name="P5"/>
      <text:p text:style-name="P2"><text:span text:style-name="T1">In accordo con quanto già menzionato nello “Studio di fattibilità” precedentemente, si è in grado di definire la relazione tra contesto, contenuto e utenti secondo quelli che sono i principi dell’ Information Ecology. A tal proposito:</text:span></text:p>
      <text:p text:style-name="P4"><text:soft-page-break/></text:p>
      <text:list xml:id="list7147201798845053698" text:style-name="WWNum12">
        <text:list-item>
          <text:p text:style-name="P16"><text:span text:style-name="T2">contesto : </text:span><text:span text:style-name="T1">riguarda tutto ciò che è stato definito nei contesti d’uso;</text:span></text:p>
        </text:list-item>
        <text:list-item>
          <text:p text:style-name="P16"><text:span text:style-name="T2">Il contenuto</text:span><text:span text:style-name="T1"> ​ci indica i fattori che distinguono i diversi tipi di contenuto: </text:span></text:p>
          <text:list>
            <text:list-item>
              <text:p text:style-name="P21"><text:span text:style-name="T1">Proprietà: la distribuzione del sito è in reparti. Non è infatti tutto centralizzato.</text:span></text:p>
            </text:list-item>
            <text:list-item>
              <text:p text:style-name="P21"><text:span text:style-name="T1">Formato: il sistema è organizzato prevalentemente in forma testuale con l’aggiunta di alcune immagini salienti per avere una visione chiara delle informazioni più rilevanti;</text:span></text:p>
            </text:list-item>
            <text:list-item>
              <text:p text:style-name="P21"><text:span text:style-name="T1">Struttura: il sistema presenta contenuti finiti e analizzati nel dettaglio, quindi si può asserire che il livello di granularità sia elevato; </text:span></text:p>
            </text:list-item>
            <text:list-item>
              <text:p text:style-name="P21"><text:span text:style-name="T1">Metadati: agli utenti non viene data la possibilità di creare tag che permettono di creare una propria folksonomia ossia la creazione e il successivo utilizzo di tag al fine di descrivere ed organizzare il contenuto del sito;</text:span></text:p>
            </text:list-item>
            <text:list-item>
              <text:p text:style-name="P21"><text:span text:style-name="T1">Volume: il volume di documenti (interpretato come pagine a se stanti) non è eccessivamente fittizio</text:span></text:p>
            </text:list-item>
            <text:list-item>
              <text:p text:style-name="P21"><text:span text:style-name="T1">Dinamismo: il sito non presenta un grande dinamismo, le informazioni sono statiche per la maggior parte delle sezioni, in particolar modo si differenzia per le domande frequenti e la presenza di news in primo piano che si aggiornano</text:span></text:p>
            </text:list-item>
          </text:list>
        </text:list-item>
      </text:list>
      <text:p text:style-name="P25"><text:span text:style-name="T1">● </text:span><text:span text:style-name="T2">Utenti</text:span><text:span text:style-name="T1">: ​Da quanto descritto finora traspare che il sistema attuale sia rivolto, già come ampiamente detto, a persone che abbiano almeno una discreta competenza del dominio. Per questo si può asserire che le esigenze informative di cui necessitano sia in una certa misura tutte uguali non è perciò ampiamente diversificato. Volendo definire il tipo di bisogno informativo, si deduce che sono:</text:span></text:p>
      <text:p text:style-name="P25"><text:span text:style-name="T1"><text:s text:c="6"/>○ <text:s/>Chi cerca per sapere qualcosa in particolare; </text:span></text:p>
      <text:p text:style-name="P25"><text:span text:style-name="T1"><text:s text:c="6"/>○ Chi esplora il sistema per avere delle risposte.</text:span></text:p>
      <text:p text:style-name="P1"/>
      <text:p text:style-name="P1">Da un punto di vista grafico, il sito è strutturato, secondo i principi di Morville e Rosenfeld su quattro punti salienti:</text:p>
      <text:list xml:id="list4342917238950132610" text:style-name="WWNum5">
        <text:list-item>
          <text:p text:style-name="P17"><text:span text:style-name="T10">Browsing aids</text:span>: ​l’insieme di componenti che permettono all’utente di navigare il sito. In questo frangente, troviamo:</text:p>
          <text:list>
            <text:list-item>
              <text:p text:style-name="P22">Organizzazione dei contenuti: Il sistema è organizzato per tipologia di informazione o task che si vuole svolgere;</text:p>
            </text:list-item>
            <text:list-item>
              <text:p text:style-name="P22">Gerarchizzazione: dal punto di vista gerarchico, una volta selezionato uno specifico “reparto”è possibile la navigazione attrverso la pagina centrale o menu laterale o header;</text:p>
            </text:list-item>
            <text:list-item>
              <text:p text:style-name="P22">Navigazione locale: selezionata un area specifica è possibile sapere tutto ciò che è inerente ad esso; <text:s/>// si potrebbe andare nel dettaglio di ogni pagina</text:p>
            </text:list-item>
            <text:list-item>
              <text:p text:style-name="P22">Guida: non è presente nessuna guida per l utilizzo del sito</text:p>
            </text:list-item>
            <text:list-item>
              <text:p text:style-name="P22">Wizards: sequenza di step per task specifici. Esempio: comprare un nuovo device. La sequenza dei task da seguire è: // copia la lista sopra dei task</text:p>
            </text:list-item>
          </text:list>
        </text:list-item>
      </text:list>
      <text:p text:style-name="P24">● <text:span text:style-name="T10">Search aids</text:span>: ​componenti grafiche che consentono di effettuare query. Sono presenti nell’ header, di conseguenza sono visibili in ogni sezione. </text:p>
      <text:p text:style-name="P24"><text:soft-page-break/>Nello specifico esiste una search field la quale una volta inserita la parola chiave di interesse, ritorna tutti i risultati ad essi inerenti nel sito senza alcun tipo di filtraggio ma indicizzando i risultati a secondo della vicinanza alla parola inserita.</text:p>
      <text:p text:style-name="P24"><text:s/>Non sono presenti query builders ossia metodi per incrementare la performance della query. I risultati sono presentati nello stesso modo in cui erano visualizzati originariamente. Semplicemente non vengono mostrati quelli che non sono di pertinenza. Se una query non restituisce i risultati, il sistema invia un messaggio di avviso per la modifica della parola chiave utilizzata.</text:p>
      <text:p text:style-name="P24">● <text:span text:style-name="T10">Contenuti e task</text:span>: ​rappresentano le destinazione ultime degli utenti. In questo caso sono determinati da heading, text chunk e panel che dividono il contenuto del testo </text:p>
      <text:p text:style-name="P24">● <text:span text:style-name="T10">Componenti invisibili</text:span>: ​rappresentano componenti che non sono visibili dall’utente ma che possono interagire o rendere più performante un contenuto usato attivamente dall’utente. In questo contesto tra i contenuti invisibili possono essere citati gli algoritmi server-side che si occupano di comunicare all’operatore la nuova richiesta di supporto.</text:p>
      <text:p text:style-name="P24"/>
      <text:p text:style-name="P24">Attualmente il sito sembra essere organizzato attraverso un approccio bottom up. Ciò traspare poichè ogni sezione presenta i dettagli, come nella registrazione ci sono piu step che vengono poi riunite nella parte finale, mentre utilizzando la search bar si andra su piu risultati generici per poi andare nel dettaglio</text:p>
      <text:p text:style-name="P24"/>
      <text:p text:style-name="P24"/>
      <text:p text:style-name="P24"><text:span text:style-name="T10">Analisi strutturale del sistema nuovo</text:span></text:p>
      <text:p text:style-name="P26"/>
      <text:p text:style-name="P24"><text:span text:style-name="T10">//</text:span>come riorganizzaremo il sito???</text:p>
      <text:p text:style-name="P24"/>
      <text:p text:style-name="P24"><draw:g text:anchor-type="as-char" svg:y="0in" draw:z-index="0" draw:style-name="gr1"><draw:custom-shape draw:name="Shape 2" draw:style-name="gr2" draw:text-style-name="P28" svg:width="1.7642in" svg:height="0.7669in" svg:x="0in" svg:y="0.9874in"><text:p text:style-name="P27"><text:span text:style-name="T12">Pagina principa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 draw:text-style-name="P29" svg:width="0.5024in" svg:height="0.0012in" svg:x="1.7646in" svg:y="1.3717in"><text:p/><draw:enhanced-geometry draw:mirror-horizontal="false" draw:mirror-vertical="false" svg:viewBox="0 0 21600 21600" draw:type="mso-spt32" draw:enhanced-path="M 0 0 L 21600 21600 N"/></draw:custom-shape><draw:custom-shape draw:name="Shape 4" draw:style-name="gr4" draw:text-style-name="P28" svg:width="1.5657in" svg:height="0.7287in" svg:x="2.2957in" svg:y="1.0264in"><text:p text:style-name="P27"><text:span text:style-name="T12">Navba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29" svg:width="0.0378in" svg:height="3.0122in" svg:x="2.0299in" svg:y="0.1917in"><text:p/><draw:enhanced-geometry draw:mirror-horizontal="false" draw:mirror-vertical="false" svg:viewBox="0 0 21600 21600" draw:type="mso-spt32" draw:enhanced-path="M 0 0 L 21600 21600 N"/></draw:custom-shape><draw:custom-shape draw:style-name="gr6" draw:text-style-name="P29" svg:width="0.6449in" svg:height="0.0094in" draw:transform="rotate (-3.14159265358979) translate (2.69444444444444in 0.211111111111111in)"><text:p/><draw:enhanced-geometry draw:mirror-horizontal="true" draw:mirror-vertical="false" svg:viewBox="0 0 21600 21600" draw:type="mso-spt32" draw:enhanced-path="M 0 0 L 21600 21600 N"/></draw:custom-shape><draw:custom-shape draw:name="Shape 7" draw:style-name="gr7" draw:text-style-name="P28" svg:width="1.7268in" svg:height="0.4217in" svg:x="2.7134in" svg:y="0.0862in"><text:p text:style-name="P27"><text:span text:style-name="T12">Head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 draw:text-style-name="P29" svg:width="0.6732in" svg:height="0.0012in" svg:x="2.078in" svg:y="2.4457in"><text:p/><draw:enhanced-geometry draw:mirror-horizontal="false" draw:mirror-vertical="false" svg:viewBox="0 0 21600 21600" draw:type="mso-spt32" draw:enhanced-path="M 0 0 L 21600 21600 N"/></draw:custom-shape><draw:custom-shape draw:name="Shape 9" draw:style-name="gr9" draw:text-style-name="P28" svg:width="1.528in" svg:height="0.6717in" svg:x="2.7799in" svg:y="2.1575in"><text:p text:style-name="P27"><text:span text:style-name="T12">Sliding Sezion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 draw:text-style-name="P29" svg:width="0.0012in" svg:height="0.6421in" svg:x="2.078in" svg:y="3.2043in"><text:p/><draw:enhanced-geometry draw:mirror-horizontal="false" draw:mirror-vertical="false" svg:viewBox="0 0 21600 21600" draw:type="mso-spt32" draw:enhanced-path="M 0 0 L 21600 21600 N"/></draw:custom-shape><draw:custom-shape draw:style-name="gr11" draw:text-style-name="P29" svg:width="0.7106in" svg:height="0.0094in" svg:x="2.1063in" svg:y="3.8563in"><text:p/><draw:enhanced-geometry draw:mirror-horizontal="false" draw:mirror-vertical="false" svg:viewBox="0 0 21600 21600" draw:type="mso-spt32" draw:enhanced-path="M 0 0 L 21600 21600 N"/></draw:custom-shape><draw:custom-shape draw:name="Shape 12" draw:style-name="gr12" draw:text-style-name="P28" svg:width="1.7268in" svg:height="0.5559in" svg:x="2.8555in" svg:y="3.5398in"><text:p text:style-name="P27"><text:span text:style-name="T12">New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29" svg:width="0.0094in" svg:height="0.815in" svg:x="2.0854in" svg:y="3.8661in"><text:p/><draw:enhanced-geometry draw:mirror-horizontal="true" draw:mirror-vertical="false" svg:viewBox="0 0 21600 21600" draw:type="mso-spt32" draw:enhanced-path="M 0 0 L 21600 21600 N"/></draw:custom-shape><draw:custom-shape draw:style-name="gr14" draw:text-style-name="P29" svg:width="0.8059in" svg:height="0.0094in" draw:transform="rotate (-3.14159265358979) translate (2.9125in 4.71944444444444in)"><text:p/><draw:enhanced-geometry draw:mirror-horizontal="true" draw:mirror-vertical="false" svg:viewBox="0 0 21600 21600" draw:type="mso-spt32" draw:enhanced-path="M 0 0 L 21600 21600 N"/></draw:custom-shape><draw:custom-shape draw:name="Shape 15" draw:style-name="gr15" draw:text-style-name="P28" svg:width="1.3571in" svg:height="0.498in" svg:x="2.9508in" svg:y="4.4602in"><text:p text:style-name="P27"><text:span text:style-name="T12">Foot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6" draw:text-style-name="P29" svg:width="1.024in" svg:height="0.028in" svg:x="3.8618in" svg:y="1.3909in"><text:p/><draw:enhanced-geometry draw:mirror-horizontal="false" draw:mirror-vertical="false" svg:viewBox="0 0 21600 21600" draw:type="mso-spt32" draw:enhanced-path="M 0 0 L 21600 21600 N"/></draw:custom-shape><draw:custom-shape draw:style-name="gr17" draw:text-style-name="P29" svg:width="0.0189in" svg:height="2.3106in" svg:x="4.8102in" svg:y="0.1339in"><text:p/><draw:enhanced-geometry draw:mirror-horizontal="false" draw:mirror-vertical="false" svg:viewBox="0 0 21600 21600" draw:type="mso-spt32" draw:enhanced-path="M 0 0 L 21600 21600 N"/></draw:custom-shape><draw:custom-shape draw:style-name="gr18" draw:text-style-name="P29" svg:width="0.6921in" svg:height="0.0012in" svg:x="4.8201in" svg:y="2.4744in"><text:p/><draw:enhanced-geometry draw:mirror-horizontal="false" draw:mirror-vertical="false" svg:viewBox="0 0 21600 21600" draw:type="mso-spt32" draw:enhanced-path="M 0 0 L 21600 21600 N"/></draw:custom-shape><draw:custom-shape draw:style-name="gr19" draw:text-style-name="P29" svg:width="0.6634in" svg:height="0.0094in" svg:x="4.8299in" svg:y="1.7362in"><text:p/><draw:enhanced-geometry draw:mirror-horizontal="false" draw:mirror-vertical="false" svg:viewBox="0 0 21600 21600" draw:type="mso-spt32" draw:enhanced-path="M 0 0 L 21600 21600 N"/></draw:custom-shape><draw:custom-shape draw:style-name="gr20" draw:text-style-name="P29" svg:width="0.578in" svg:height="0.0012in" svg:x="4.839in" svg:y="0.8154in"><text:p/><draw:enhanced-geometry draw:mirror-horizontal="false" draw:mirror-vertical="false" svg:viewBox="0 0 21600 21600" draw:type="mso-spt32" draw:enhanced-path="M 0 0 L 21600 21600 N"/></draw:custom-shape><draw:custom-shape draw:style-name="gr21" draw:text-style-name="P29" svg:width="0.5504in" svg:height="0.0189in" draw:transform="rotate (-3.14159265358979) translate (5.37986111111111in 0.125in)"><text:p/><draw:enhanced-geometry draw:mirror-horizontal="true" draw:mirror-vertical="false" svg:viewBox="0 0 21600 21600" draw:type="mso-spt32" draw:enhanced-path="M 0 0 L 21600 21600 N"/></draw:custom-shape><draw:custom-shape draw:name="Shape 22" draw:style-name="gr22" draw:text-style-name="P28" svg:width="0.8059in" svg:height="0.3161in" svg:x="5.3898in" svg:y="0in"><text:p text:style-name="P27"><text:span text:style-name="T12">conosce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 draw:style-name="gr23" draw:text-style-name="P28" svg:width="0.7587in" svg:height="0.3161in" svg:x="5.4366in" svg:y="0.6811in"><text:p text:style-name="P27"><text:span text:style-name="T12">support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 draw:style-name="gr23" draw:text-style-name="P28" svg:width="0.7587in" svg:height="0.3161in" svg:x="5.5126in" svg:y="1.6209in"><text:p text:style-name="P27"><text:span text:style-name="T12">online sto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 draw:style-name="gr24" draw:text-style-name="P28" svg:width="0.7587in" svg:height="0.3169in" svg:x="5.5126in" svg:y="2.2634in"><text:p text:style-name="P27"><text:span text:style-name="T12">comunit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Noto Sans Symbols" svg:font-family="'Noto Sans Symbols'" style:font-family-generic="swiss"/>
    <style:font-face style:name="Arial1" svg:font-family="Arial"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Liberation Serif1" svg:font-family="'Liberation Serif'"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it" fo:country="none" style:letter-kerning="true" style:font-name-asian="Arial3" style:font-size-asian="11pt" style:language-asian="zh" style:country-asian="CN" style:font-name-complex="Arial3"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true" style:font-name-asian="Arial3" style:font-size-asian="11pt" style:language-asian="zh" style:country-asian="CN"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fo:font-size="12pt"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Liberation Serif" fo:font-family="'Liberation Serif'"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Liberation Serif" fo:font-family="'Liberation Serif'"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Liberation Serif" fo:font-family="'Liberation Serif'"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Liberation Serif" fo:font-family="'Liberation Serif'"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Liberation Serif" fo:font-family="'Liberation Serif'" style:font-family-generic="roman" style:font-pitch="variable" fo:font-size="12pt"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Liberation Serif" fo:font-family="'Liberation Serif'" style:font-family-generic="roman" style:font-pitch="variable" fo:font-size="12pt"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Liberation Serif" fo:font-family="'Liberation Serif'" style:font-family-generic="roman" style:font-pitch="variable"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Liberation Serif" fo:font-family="'Liberation Serif'" style:font-family-generic="roman" style:font-pitch="variable" fo:font-size="12pt" style:text-underline-style="none" fo:font-weight="bold"/>
    </style:style>
    <style:style style:name="ListLabel_20_101" style:display-name="ListLabel 101" style:family="text">
      <style:text-properties style:font-name="Liberation Serif" fo:font-family="'Liberation Serif'" style:font-family-generic="roman" style:font-pitch="variable" fo:font-size="12pt"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33"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9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9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9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9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31" meta:paragraph-count="436" meta:word-count="6281" meta:character-count="42925" meta:non-whitespace-character-count="35142"/>
    <meta:generator>LibreOfficeDev/5.1.0.3$Linux_X86_64 LibreOffice_project/</meta:generator>
  </office:meta>
</office:document-meta>
</file>